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entury Gothic1" svg:font-family="'Century Gothic'"/>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entury Gothic2" svg:font-family="'Century Gothic'" style:font-adornments="Corsivo" style:font-family-generic="swiss" style:font-pitch="variable"/>
    <style:font-face style:name="Century Gothic3" svg:font-family="'Century Gothic'" style:font-adornments="Normal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automatic" presentation:duration="PT14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186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automatic" presentation:duration="PT116S"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automatic" presentation:duration="PT373S"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type="automatic" presentation:duration="PT190S" presentation:background-visible="true" presentation:background-objects-visible="true" presentation:display-footer="false" presentation:display-page-number="false" presentation:display-date-time="false"/>
    </style:style>
    <style:style style:name="dp7" style:family="drawing-page">
      <style:drawing-page-properties presentation:transition-type="automatic" presentation:duration="PT324S" presentation:background-visible="true" presentation:background-objects-visible="true" presentation:display-footer="false" presentation:display-page-number="false" presentation:display-date-time="false"/>
    </style:style>
    <style:style style:name="dp8" style:family="drawing-page">
      <style:drawing-page-properties presentation:transition-type="automatic" presentation:duration="PT9S" presentation:background-visible="true" presentation:background-objects-visible="true" presentation:display-footer="false" presentation:display-page-number="false" presentation:display-date-time="false"/>
    </style:style>
    <style:style style:name="dp9" style:family="drawing-page">
      <style:drawing-page-properties presentation:transition-type="automatic" presentation:duration="PT243S" presentation:background-visible="true" presentation:background-objects-visible="true" presentation:display-footer="false" presentation:display-page-number="false" presentation:display-date-time="false"/>
    </style:style>
    <style:style style:name="dp10" style:family="drawing-page">
      <style:drawing-page-properties presentation:transition-type="automatic" presentation:duration="PT191S" presentation:background-visible="true" presentation:background-objects-visible="true" presentation:display-footer="false" presentation:display-page-number="false" presentation:display-date-time="false"/>
    </style:style>
    <style:style style:name="dp11" style:family="drawing-page">
      <style:drawing-page-properties presentation:transition-type="automatic" presentation:duration="PT2S" presentation:background-visible="true" presentation:background-objects-visible="true" presentation:display-footer="false" presentation:display-page-number="false" presentation:display-date-time="false"/>
    </style:style>
    <style:style style:name="dp12" style:family="drawing-page">
      <style:drawing-page-properties presentation:background-visible="true" presentation:background-objects-visible="true" presentation:display-footer="false" presentation:display-page-number="false" presentation:display-date-time="false"/>
    </style:style>
    <style:style style:name="dp1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iapositiva_20_titolo-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Diapositiva_20_titolo-subtitle" style:list-style-name="L10">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a_20_tito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Diapositiva_20_titolo-notes">
      <style:graphic-properties draw:fill-color="#ffffff" fo:min-height="13.364cm"/>
      <style:paragraph-properties style:writing-mode="lr-tb"/>
    </style:style>
    <style:style style:name="pr5" style:family="presentation" style:parent-style-name="Titolo_20_e_20_contenuto-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olo_20_e_20_contenuto-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itolo_20_e_20_contenut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itolo_20_e_20_contenuto-notes">
      <style:graphic-properties draw:fill-color="#ffffff" fo:min-height="13.364cm"/>
      <style:paragraph-properties style:writing-mode="lr-tb"/>
    </style:style>
    <style:style style:name="pr9" style:family="presentation" style:parent-style-name="Titolo_20_e_20_contenuto-title">
      <style:graphic-properties fo:min-height="3.557cm"/>
      <style:paragraph-properties style:writing-mode="lr-tb"/>
    </style:style>
    <style:style style:name="pr10" style:family="presentation" style:parent-style-name="Diapositiva_20_tito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Diapositiva_20_titolo-subtitle" style:list-style-name="L10">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2" style:family="presentation" style:parent-style-name="Titolo_20_e_20_contenut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Titolo_20_e_20_contenut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Titolo_20_e_20_contenuto-backgroundobjects" style:list-style-name="L2">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Titolo_20_e_20_contenuto-backgroundobjects" style:list-style-name="L3">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Titolo_20_e_20_contenuto-title">
      <style:graphic-properties draw:stroke="none" svg:stroke-width="0cm" draw:fill="none" draw:textarea-vertical-align="top" draw:auto-grow-height="false" draw:fit-to-size="false" style:shrink-to-fit="true" fo:min-height="3.181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center" style:font-independent-line-spacing="true"/>
      <style:text-properties fo:font-size="54pt"/>
    </style:style>
    <style:style style:name="P3" style:family="paragraph">
      <loext:graphic-properties draw:fill="none" draw:fill-color="#ffffff"/>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595959" loext:opacity="10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4"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5" style:family="paragraph">
      <loext:graphic-properties draw:fill="none" draw:fill-color="#ffffff"/>
      <style:paragraph-properties fo:text-align="center" style:font-independent-line-spacing="true"/>
      <style:text-properties fo:font-size="9pt" style:font-size-asian="14pt" style:font-size-complex="14pt"/>
    </style:style>
    <style:style style:name="P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7" style:family="paragraph">
      <loext:graphic-properties draw:fill="none" draw:fill-color="#ffffff"/>
      <style:paragraph-properties fo:text-align="center" style:font-independent-line-spacing="true"/>
      <style:text-properties fo:font-size="20pt" style:font-size-asian="14pt" style:font-size-complex="14pt"/>
    </style:style>
    <style:style style:name="P8" style:family="paragraph">
      <loext:graphic-properties draw:fill-color="#ffffff"/>
    </style:style>
    <style:style style:name="P9" style:family="paragraph">
      <style:paragraph-properties fo:margin-top="0cm" fo:margin-bottom="0cm" fo:line-height="100%" fo:text-align="center" style:punctuation-wrap="hanging" style:writing-mode="lr-tb"/>
      <style:text-properties fo:hyphenate="false"/>
    </style:style>
    <style:style style:name="P10" style:family="paragraph">
      <loext:graphic-properties draw:fill="none"/>
      <style:paragraph-properties fo:text-align="center" style:font-independent-line-spacing="true"/>
      <style:text-properties fo:font-size="36pt"/>
    </style:style>
    <style:style style:name="P11"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2" style:family="paragraph">
      <loext:graphic-properties draw:fill="none"/>
      <style:paragraph-properties fo:text-align="center" style:font-independent-line-spacing="true"/>
      <style:text-properties fo:font-size="18pt"/>
    </style:style>
    <style:style style:name="P13" style:family="paragraph">
      <style:text-properties style:font-name="Century Gothic3" fo:font-size="18pt" style:font-size-asian="18pt" style:font-size-complex="18pt"/>
    </style:style>
    <style:style style:name="P14" style:family="paragraph">
      <loext:graphic-properties draw:fill="none" draw:fill-color="#ffffff"/>
      <style:text-properties style:font-name="Century Gothic3" fo:font-size="18pt" style:font-size-asian="18pt" style:font-size-complex="18pt"/>
    </style:style>
    <style:style style:name="P15" style:family="paragraph">
      <style:text-properties style:font-name="Century Gothic2" fo:font-size="18pt" fo:font-style="italic" fo:font-weight="normal" style:font-size-asian="18pt" style:font-weight-asian="bold" style:font-size-complex="18pt" style:font-weight-complex="bold"/>
    </style:style>
    <style:style style:name="P16" style:family="paragraph">
      <loext:graphic-properties draw:fill="none" draw:fill-color="#ffffff"/>
      <style:text-properties style:font-name="Century Gothic2" fo:font-size="18pt" fo:font-style="italic" fo:font-weight="normal" style:font-size-asian="18pt" style:font-weight-asian="bold" style:font-size-complex="18pt" style:font-weight-complex="bold"/>
    </style:style>
    <style:style style:name="P17" style:family="paragraph">
      <style:paragraph-properties fo:margin-left="0cm" fo:margin-right="0cm" fo:text-indent="0cm"/>
    </style:style>
    <style:style style:name="P18"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9"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0" style:family="paragraph">
      <style:paragraph-properties fo:margin-left="0cm" fo:margin-right="0cm" fo:margin-top="0cm" fo:margin-bottom="0cm" fo:line-height="100%" fo:text-align="end" fo:text-indent="0cm" style:punctuation-wrap="hanging" style:writing-mode="lr-tb"/>
      <style:text-properties fo:font-size="20pt" style:font-size-asian="14pt" style:font-size-complex="14pt" fo:hyphenate="false"/>
    </style:style>
    <style:style style:name="P2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20pt" style:font-size-asian="14pt" style:font-size-complex="14pt" fo:hyphenate="false"/>
    </style:style>
    <style:style style:name="P22" style:family="paragraph">
      <loext:graphic-properties draw:fill-color="#ffffff"/>
      <style:text-properties fo:font-size="20pt"/>
    </style:style>
    <style:style style:name="T1" style:family="text">
      <style:text-properties fo:font-variant="normal" fo:text-transform="none" fo:color="#262626" loext:opacity="100%" style:text-line-through-style="none" style:text-line-through-type="none" style:text-position="0% 100%" style:font-name="Century Gothic1" fo:font-size="72pt" fo:letter-spacing="normal" fo:language="it" fo:country="IT" fo:font-style="normal" style:text-underline-style="none" fo:font-weight="normal" style:font-size-asian="72pt" style:font-style-asian="normal" style:font-weight-asian="normal" style:font-size-complex="72pt" style:font-style-complex="normal" style:font-weight-complex="normal"/>
    </style:style>
    <style:style style:name="T2" style:family="text">
      <style:text-properties fo:font-variant="normal" fo:text-transform="none" fo:color="#8b8b8b" loext:opacity="100%" style:text-line-through-style="none" style:text-line-through-type="none" style:text-position="0% 100%" style:font-name="Century Gothic1" fo:font-size="9pt" fo:letter-spacing="normal" fo:language="en" fo:country="CA" fo:font-style="normal" style:text-underline-style="none" fo:font-weight="normal" style:font-size-asian="9pt" style:font-style-asian="normal" style:font-weight-asian="normal" style:font-size-complex="9pt" style:font-style-complex="normal" style:font-weight-complex="normal"/>
    </style:style>
    <style:style style:name="T3" style:family="text">
      <style:text-properties fo:font-variant="normal" fo:text-transform="none" fo:color="#feffff" loext:opacity="100%" style:text-line-through-style="none" style:text-line-through-type="none" style:text-position="0% 100%" style:font-name="Century Gothic1" fo:font-size="20pt" fo:letter-spacing="normal" fo:language="en" fo:country="CA"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262626" loext:opacity="100%" style:text-line-through-style="none" style:text-line-through-type="none" style:text-position="0% 100%" style:font-name="Century Gothic1" fo:font-size="36pt" fo:letter-spacing="normal" fo:language="it" fo:country="IT"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404040" loext:opacity="100%" style:text-line-through-style="none" style:text-line-through-type="none" style:text-position="0% 100%" style:font-name="Century Gothic1" fo:font-size="18pt" fo:letter-spacing="normal" fo:language="it" fo:country="IT"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404040" loext:opacity="100%" style:text-line-through-style="none" style:text-line-through-type="none" style:text-position="0% 100%" style:font-name="Century Gothic1" fo:font-size="18pt" fo:letter-spacing="normal" fo:language="it" fo:country="IT" fo:font-style="normal" style:text-underline-style="none" fo:font-weight="bold" style:font-size-asian="18pt" style:font-style-asian="normal" style:font-weight-asian="bold" style:font-size-complex="18pt" style:font-style-complex="normal" style:font-weight-complex="bold"/>
    </style:style>
    <style:style style:name="T7" style:family="text">
      <style:text-properties fo:font-variant="normal" fo:text-transform="none" fo:color="#404040" loext:opacity="100%" style:text-line-through-style="none" style:text-line-through-type="none" style:text-position="0% 100%" style:font-name="Century Gothic1" fo:font-size="16pt" fo:letter-spacing="normal" fo:language="it" fo:country="IT"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font-variant="normal" fo:text-transform="none" fo:color="#404040" loext:opacity="100%" style:text-line-through-style="none" style:text-line-through-type="none" style:text-position="0% 100%" style:font-name="Century Gothic1" fo:font-size="14pt" fo:letter-spacing="normal" fo:language="it" fo:country="IT"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style:font-name="Century Gothic3" fo:font-size="18pt" fo:font-weight="bold" style:font-size-asian="18pt" style:font-weight-asian="bold" style:font-size-complex="18pt" style:font-weight-complex="bold"/>
    </style:style>
    <style:style style:name="T10" style:family="text">
      <style:text-properties style:font-name="Century Gothic3" fo:font-size="18pt" style:font-size-asian="18pt" style:font-size-complex="18pt"/>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weight-asian="normal" style:font-weight-complex="normal"/>
    </style:style>
    <style:style style:name="T13" style:family="text">
      <style:text-properties style:font-style-asian="italic" style:font-weight-asian="normal" style:font-style-complex="italic" style:font-weight-complex="normal"/>
    </style:style>
    <style:style style:name="T14" style:family="text">
      <style:text-properties fo:font-variant="normal" fo:text-transform="none" fo:color="#404040" loext:opacity="100%" style:text-line-through-style="none" style:text-line-through-type="none" style:text-position="0% 100%" style:font-name="Century Gothic1" fo:font-size="20pt" fo:letter-spacing="normal" fo:language="it" fo:country="IT"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404040" loext:opacity="100%" style:text-line-through-style="none" style:text-line-through-type="none" style:text-position="0% 100%" style:font-name="Century Gothic1" fo:font-size="20pt" fo:letter-spacing="normal" fo:language="it" fo:country="IT" fo:font-style="normal" style:text-underline-style="none" fo:font-weight="bold" style:font-size-asian="20pt" style:font-style-asian="normal" style:font-weight-asian="bold" style:font-size-complex="20pt" style:font-style-complex="normal" style:font-weight-complex="bold"/>
    </style:style>
    <style:style style:name="T16" style:family="text">
      <style:text-properties fo:font-variant="normal" fo:text-transform="none" fo:color="#404040" loext:opacity="100%" style:text-line-through-style="none" style:text-line-through-type="none" style:text-position="0% 100%" style:font-name="Century Gothic1" fo:font-size="20pt" fo:letter-spacing="normal" fo:language="it" fo:country="IT" fo:font-style="italic" style:text-underline-style="none" fo:font-weight="normal" style:font-size-asian="20pt" style:font-style-asian="italic" style:font-weight-asian="normal" style:font-size-complex="20pt" style:font-style-complex="italic" style:font-weight-complex="normal"/>
    </style:style>
    <style:style style:name="T17" style:family="text">
      <style:text-properties fo:font-variant="normal" fo:text-transform="none" fo:color="#404040" loext:opacity="100%" style:text-line-through-style="none" style:text-line-through-type="none" style:text-position="0% 100%" style:font-name="Century Gothic1" fo:font-size="16pt" fo:letter-spacing="normal" fo:language="it" fo:country="IT" fo:font-style="normal" style:text-underline-style="none" fo:font-weight="bold" style:font-size-asian="16pt" style:font-style-asian="normal" style:font-weight-asian="bold" style:font-size-complex="16pt" style:font-style-complex="normal" style:font-weight-complex="bold"/>
    </style:style>
    <style:style style:name="T18" style:family="text">
      <style:text-properties fo:font-variant="normal" fo:text-transform="none" fo:color="#262626" loext:opacity="100%" style:text-line-through-style="none" style:text-line-through-type="none" style:text-position="0% 100%" style:font-name="Century Gothic1" fo:font-size="54pt" fo:letter-spacing="normal" fo:language="it" fo:country="IT" fo:font-style="normal" style:text-underline-style="none" fo:font-weight="normal" style:font-size-asian="54pt" style:font-style-asian="normal" style:font-weight-asian="normal" style:font-size-complex="54pt" style:font-style-complex="normal" style:font-weight-complex="normal"/>
    </style:style>
    <style:style style:name="T19" style:family="text">
      <style:text-properties fo:font-variant="normal" fo:text-transform="none" fo:color="#404040" loext:opacity="100%" style:text-line-through-style="none" style:text-line-through-type="none" style:text-position="0% 100%" style:font-name="Century Gothic1" fo:font-size="18pt" fo:letter-spacing="normal" fo:language="it" fo:country="IT" fo:font-style="italic" style:text-underline-style="none" fo:font-weight="normal" style:font-size-asian="18pt" style:font-style-asian="italic" style:font-weight-asian="normal" style:font-size-complex="18pt" style:font-style-complex="italic" style:font-weight-complex="normal"/>
    </style:style>
    <style:style style:name="T20" style:family="text">
      <style:text-properties fo:font-variant="normal" fo:text-transform="none" fo:color="#404040" loext:opacity="100%" style:text-line-through-style="none" style:text-line-through-type="none" style:text-position="0% 100%" style:font-name="Century Gothic1" fo:font-size="19pt" fo:letter-spacing="normal" fo:language="it" fo:country="IT" fo:font-style="normal" style:text-underline-style="none" fo:font-weight="normal" style:font-size-asian="19pt" style:font-style-asian="normal" style:font-weight-asian="normal" style:font-size-complex="19pt" style:font-style-complex="normal" style:font-weight-complex="normal"/>
    </style:style>
    <style:style style:name="T21" style:family="text">
      <style:text-properties fo:font-variant="normal" fo:text-transform="none" fo:color="#404040" loext:opacity="100%" style:text-line-through-style="none" style:text-line-through-type="none" style:text-position="0% 100%" style:font-name="Century Gothic1" fo:font-size="19pt" fo:letter-spacing="normal" fo:language="it" fo:country="IT" fo:font-style="normal" style:text-underline-style="none" fo:font-weight="bold" style:font-size-asian="19pt" style:font-style-asian="normal" style:font-weight-asian="bold" style:font-size-complex="19pt" style:font-style-complex="normal" style:font-weight-complex="bold"/>
    </style:style>
    <style:style style:name="T22" style:family="text">
      <style:text-properties fo:font-variant="normal" fo:text-transform="none" fo:color="#262626" loext:opacity="100%" style:text-line-through-style="none" style:text-line-through-type="none" style:text-position="0% 100%" style:font-name="Century Gothic1" fo:font-size="32pt" fo:letter-spacing="normal" fo:language="it" fo:country="IT" fo:font-style="normal" style:text-underline-style="none" fo:font-weight="normal" style:font-size-asian="32pt" style:font-style-asian="normal" style:font-weight-asian="normal" style:font-size-complex="32pt" style:font-style-complex="normal" style:font-weight-complex="normal"/>
    </style:style>
    <text:list-style style:name="L1">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e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3'" style:font-charset="x-symbol" fo:color="#a53010" fo:font-size="100%"/>
      </text:list-level-style-bullet>
      <text:list-level-style-number text:level="2" style:num-suffix="." style:num-format="1">
        <style:list-level-properties text:space-before="1.271cm" text:min-label-width="0.793cm"/>
        <style:text-properties fo:color="#a5301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6cm" text:min-label-width="0.6cm"/>
        <style:text-properties fo:color="#a5301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titolo" presentation:presentation-page-layout-name="AL1T0">
        <draw:frame draw:name="Titolo 1" presentation:style-name="pr1" draw:text-style-name="P2" draw:layer="layout" svg:width="24.764cm" svg:height="6.285cm" svg:x="7.192cm" svg:y="6.985cm" presentation:class="title" presentation:user-transformed="true">
          <draw:text-box>
            <text:p text:style-name="P1"><text:span text:style-name="T1">Il diritto privato</text:span></text:p>
          </draw:text-box>
        </draw:frame>
        <draw:frame draw:name="Sottotitolo 2" presentation:style-name="pr2" draw:text-style-name="P3" draw:layer="layout" svg:width="24.764cm" svg:height="3.128cm" svg:x="7.192cm" svg:y="13.27cm" presentation:class="subtitle" presentation:placeholder="true" presentation:user-transformed="true">
          <draw:text-box/>
        </draw:frame>
        <draw:frame draw:name="Segnaposto piè di pagina 3" presentation:style-name="pr3" draw:text-style-name="P5" draw:layer="layout" svg:width="21.166cm" svg:height="1.013cm" svg:x="7.192cm" svg:y="17.044cm" presentation:class="footer" presentation:user-transformed="true">
          <draw:text-box>
            <text:p text:style-name="P4"><text:span text:style-name="T2">Diritto Privato - 1</text:span></text:p>
          </draw:text-box>
        </draw:frame>
        <draw:frame draw:name="Segnaposto numero diapositiva 4" presentation:style-name="pr3" draw:text-style-name="P7" draw:layer="layout" svg:width="2.165cm" svg:height="1.013cm" svg:x="1.477cm" svg:y="12.582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8" draw:layer="layout" svg:width="16.799cm" svg:height="13.364cm" svg:x="2.1cm" svg:y="14.107cm" presentation:class="notes" presentation:placeholder="true">
            <draw:text-box/>
          </draw:frame>
        </presentation:notes>
      </draw:page>
      <draw:page draw:name="Di cosa si occupa il diritto privato?_clipboard0" draw:style-name="dp3"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Di cosa si occupa il diritto privato?</text:span></text:p>
          </draw:text-box>
        </draw:frame>
        <draw:frame draw:name="Segnaposto contenuto 2" presentation:style-name="pr6" draw:text-style-name="P12" draw:layer="layout" svg:width="24.764cm" svg:height="11.519cm" svg:x="7.192cm" svg:y="4.9cm" presentation:class="outline" presentation:user-transformed="true">
          <draw:text-box>
            <text:p text:style-name="P11"><text:span text:style-name="T5">In un ord. di uno Stato contemporaneo vi è un’enorme quantità di regole</text:span></text:p>
            <text:p text:style-name="P11"><text:span text:style-name="T5">- Si pone in primo luogo un’</text:span><text:span text:style-name="T6">esigenza classificatoria</text:span></text:p>
            <text:list text:style-name="L5">
              <text:list-item>
                <text:list>
                  <text:list-item>
                    <text:p text:style-name="P11"><text:span text:style-name="T7">Emerge la necessità pratica di suddividere le norme in settori, cioè per gruppi di norme collegate tra loro da un campo di azione comune.</text:span></text:p>
                  </text:list-item>
                </text:list>
              </text:list-item>
            </text:list>
            <text:p text:style-name="P11"><text:span text:style-name="T5">- Si pone anche un’</text:span><text:span text:style-name="T6">esigenza funzionale</text:span></text:p>
            <text:list text:continue-numbering="true" text:style-name="L5">
              <text:list-item>
                <text:list>
                  <text:list-item>
                    <text:p text:style-name="P11"><text:span text:style-name="T7">le diverse norme si occupano di problemi diversi e hanno funzioni e scopi diversi</text:span></text:p>
                  </text:list-item>
                </text:list>
              </text:list-item>
            </text:list>
            <text:list text:style-name="L6">
              <text:list-item>
                <text:list>
                  <text:list-item>
                    <text:list>
                      <text:list-item>
                        <text:p text:style-name="P11"><text:span text:style-name="T8">ad es. reprimere comportamenti criminali è cosa molto diversa alla disciplina delle contrattazioni nel mercato e quindi va classificata funzionalmente dato i diversi iter processuali che emergono nella risoluzione di questi conflitti.</text:span></text:p>
                      </text:list-item>
                    </text:list>
                  </text:list-item>
                </text:list>
              </text:list-item>
              <text:list-item>
                <text:p text:style-name="P11"><text:span text:style-name="T5">Sotto il profilo storico, la diversità di problemi, scopi e funzioni ha portato a sviluppare rami del diritto diversi, distinti per l’accomunarsi dei problemi trattati e per gli strumenti utilizzati</text:span></text:p>
              </text:list-item>
            </text:list>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2" presentation:class="page"/>
          <draw:frame presentation:style-name="pr8" draw:text-style-name="P8" draw:layer="layout" svg:width="16.799cm" svg:height="13.364cm" svg:x="2.1cm" svg:y="14.107cm" presentation:class="notes" presentation:placeholder="true">
            <draw:text-box/>
          </draw:frame>
        </presentation:notes>
      </draw:page>
      <draw:page draw:name="page3" draw:style-name="dp3" draw:master-page-name="Titolo_20_e_20_contenuto" presentation:presentation-page-layout-name="AL2T11">
        <draw:frame presentation:style-name="pr9" draw:layer="layout" svg:width="24.754cm" svg:height="3.557cm" svg:x="7.203cm" svg:y="1.734cm" presentation:class="title">
          <draw:text-box>
            <text:p>Cenni Storici</text:p>
          </draw:text-box>
        </draw:frame>
        <draw:frame draw:style-name="gr2" draw:text-style-name="P14" draw:layer="layout" svg:width="23cm" svg:height="6.483cm" svg:x="6cm" svg:y="5.075cm">
          <draw:text-box>
            <text:p text:style-name="P13"><text:span text:style-name="T9">DIRITTO BABILONESE</text:span></text:p>
            <text:p text:style-name="P13"><text:span text:style-name="T10"/></text:p>
            <text:p text:style-name="P13"><text:span text:style-name="T10">Prime disposizioni di diritto penale risalgono al regno di Babilonia, erano infatti scritte nella stele di diorite di Hammurabi contenente una prima raccolta di leggi che regolavano 2 aspetti della vita dei sudditi:</text:span></text:p>
            <text:p text:style-name="P13"><text:span text:style-name="T10"/></text:p>
            <text:list text:style-name="L8">
              <text:list-item>
                <text:p text:style-name="P13"><text:span text:style-name="T10">Diritto Penale</text:span></text:p>
              </text:list-item>
              <text:list-item>
                <text:p text:style-name="P13"><text:span text:style-name="T10">Rapporti tra privati</text:span></text:p>
              </text:list-item>
            </text:list>
          </draw:text-box>
        </draw:frame>
        <draw:frame draw:style-name="gr2" draw:text-style-name="P16" draw:layer="layout" svg:width="22cm" svg:height="4.146cm" svg:x="6cm" svg:y="12cm">
          <draw:text-box>
            <text:p text:style-name="P15"><text:span text:style-name="T11">DIRITTO ROMANO</text:span></text:p>
            <text:p text:style-name="P15"><text:span text:style-name="T11"/></text:p>
            <text:p text:style-name="P15"><text:span text:style-name="T12">Nel diritto romano le regole di diritto privato penale erano mirate a garantire alla parte lesa il diritto di vendetta “</text:span><text:span text:style-name="T13">se tu uccidevi il mio schiavo io avevo il diritto ad uccidere un tuo schiavo”</text:span></text:p>
          </draw:text-box>
        </draw:frame>
        <presentation:notes draw:style-name="dp2">
          <draw:page-thumbnail draw:style-name="gr1" draw:layer="layout" svg:width="19.798cm" svg:height="11.136cm" svg:x="0.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Di cosa si occupa il diritto privato?" draw:style-name="dp4"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Di cosa si occupa il diritto privato?</text:span></text:p>
          </draw:text-box>
        </draw:frame>
        <draw:frame draw:name="Segnaposto contenuto 2" presentation:style-name="pr6" draw:text-style-name="P12" draw:layer="layout" svg:width="24.764cm" svg:height="11.127cm" svg:x="6.736cm" svg:y="5.292cm" presentation:class="outline" presentation:user-transformed="true">
          <draw:text-box>
            <text:list text:style-name="L4">
              <text:list-header>
                <text:p text:style-name="P11"><text:span text:style-name="T5">In termini sia classificatori che funzionali, i due rami fondamentali di un ordinamento sono: diritto privato e diritto pubblico</text:span></text:p>
              </text:list-header>
            </text:list>
            <text:p text:style-name="P11"><text:span text:style-name="T5"/></text:p>
            <text:p text:style-name="P11"><text:span text:style-name="T5">Nel libro di testo vi è un elenco di aree che rientrano nel diritto privato:</text:span></text:p>
            <text:list text:style-name="L5">
              <text:list-item>
                <text:list>
                  <text:list-item>
                    <text:p text:style-name="P11"><text:span text:style-name="T7">Organizzazioni</text:span></text:p>
                  </text:list-item>
                  <text:list-item>
                    <text:p text:style-name="P11"><text:span text:style-name="T7">Persone</text:span></text:p>
                  </text:list-item>
                  <text:list-item>
                    <text:p text:style-name="P11"><text:span text:style-name="T7">beni e loro uso</text:span></text:p>
                  </text:list-item>
                  <text:list-item>
                    <text:p text:style-name="P11"><text:span text:style-name="T7">debiti e crediti</text:span></text:p>
                  </text:list-item>
                  <text:list-item>
                    <text:p text:style-name="P11"><text:span text:style-name="T7">contratto</text:span></text:p>
                  </text:list-item>
                  <text:list-item>
                    <text:p text:style-name="P11"><text:span text:style-name="T7">Danni</text:span></text:p>
                  </text:list-item>
                </text:list>
              </text:list-item>
              <text:list-item>
                <text:p text:style-name="P17"><text:span text:style-name="T7">NON DI NOSTRA COMPETENZA :)</text:span></text:p>
                <text:list>
                  <text:list-item>
                    <text:p text:style-name="P11"><text:span text:style-name="T7">[attività economiche organizzate]</text:span></text:p>
                  </text:list-item>
                  <text:list-item>
                    <text:p text:style-name="P11"><text:span text:style-name="T7">[famiglia]</text:span></text:p>
                  </text:list-item>
                  <text:list-item>
                    <text:p text:style-name="P11"><text:span text:style-name="T7">[successioni]</text:span></text:p>
                  </text:list-item>
                </text:list>
              </text:list-item>
            </text:list>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4" presentation:class="page"/>
          <draw:frame presentation:style-name="pr8" draw:text-style-name="P8" draw:layer="layout" svg:width="16.799cm" svg:height="13.364cm" svg:x="2.1cm" svg:y="14.107cm" presentation:class="notes" presentation:placeholder="true">
            <draw:text-box/>
          </draw:frame>
        </presentation:notes>
      </draw:page>
      <draw:page draw:name="Le funzioni del diritto privato" draw:style-name="dp5"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Le funzioni del diritto privato</text:span></text:p>
          </draw:text-box>
        </draw:frame>
        <draw:frame draw:name="Segnaposto contenuto 2" presentation:style-name="pr6" draw:text-style-name="P12" draw:layer="layout" svg:width="24.764cm" svg:height="11.904cm" svg:x="5.736cm" svg:y="4.596cm" presentation:class="outline" presentation:user-transformed="true">
          <draw:text-box>
            <text:list text:style-name="L4">
              <text:list-item>
                <text:p text:style-name="P11"><text:span text:style-name="T14">Dato che il diritto privato regola i rapporti di interesse (conflitti e non) tra i soggetti del proprio diritto allora è bene partire dalla </text:span></text:p>
              </text:list-item>
              <text:list-item>
                <text:p text:style-name="P11"><text:span text:style-name="T15">Nozione di interesse</text:span><text:span text:style-name="T14">, inteso come </text:span><text:span text:style-name="T16">«tensione dell’uomo verso qualcosa che serve a soddisfare i suoi bisogni»</text:span></text:p>
                <text:p text:style-name="P11"><text:span text:style-name="T14"/></text:p>
              </text:list-item>
              <text:list-item>
                <text:p text:style-name="P11"><text:span text:style-name="T14">Quali gli strumenti che il diritto privato mette a disposizione per soddisfare quell’interesse?</text:span></text:p>
                <text:p text:style-name="P11"><text:span text:style-name="T14"/></text:p>
              </text:list-item>
            </text:list>
            <text:p text:style-name="P11"><text:span text:style-name="T14">Iil Diritto privato concilia l’interesse dei vari individui applicando regole specifiche per:</text:span></text:p>
            <text:list text:continue-numbering="true" text:style-name="L4">
              <text:list-item>
                <text:p text:style-name="P11"><text:span text:style-name="T5">la risoluzione dei conflitti tra interessi diversi</text:span></text:p>
              </text:list-item>
              <text:list-item>
                <text:p text:style-name="P11"><text:span text:style-name="T5">La Prevenzione di conflitti d’interesse</text:span></text:p>
              </text:list-item>
            </text:list>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5" presentation:class="page"/>
          <draw:frame presentation:style-name="pr8" draw:text-style-name="P8" draw:layer="layout" svg:width="16.799cm" svg:height="13.364cm" svg:x="2.1cm" svg:y="14.107cm" presentation:class="notes" presentation:placeholder="true">
            <draw:text-box/>
          </draw:frame>
        </presentation:notes>
      </draw:page>
      <draw:page draw:name="page6" draw:style-name="dp5" draw:master-page-name="Titolo_20_e_20_contenuto" presentation:presentation-page-layout-name="AL2T11">
        <draw:frame draw:name="Titolo 1_0" presentation:style-name="pr5" draw:text-style-name="P10" draw:layer="layout" svg:width="24.754cm" svg:height="3.557cm" svg:x="7.203cm" svg:y="1.734cm" presentation:class="title" presentation:user-transformed="true">
          <draw:text-box>
            <text:p text:style-name="P9"><text:span text:style-name="T4">Esempio conciliazione del Diritto del Libro</text:span></text:p>
          </draw:text-box>
        </draw:frame>
        <draw:frame draw:name="Segnaposto contenuto 2_0" presentation:style-name="pr6" draw:text-style-name="P12" draw:layer="layout" svg:width="24.764cm" svg:height="11.904cm" svg:x="6.236cm" svg:y="5cm" presentation:class="outline" presentation:user-transformed="true">
          <draw:text-box>
            <text:list text:style-name="L4">
              <text:list-item>
                <text:p text:style-name="P11"><text:span text:style-name="T14">Marco Studia a Trento fuori sede (povero scemo che vita di stenti Marco mamma mia)</text:span></text:p>
                <text:p text:style-name="P11"><text:span text:style-name="T14"/></text:p>
              </text:list-item>
              <text:list-item>
                <text:p text:style-name="P11"><text:span text:style-name="T14">Il Diritto Privato mette a disposizione di Marco vari strumenti per compiere questo suo bisogno:</text:span></text:p>
                <text:list>
                  <text:list-item>
                    <text:p text:style-name="P17"><text:span text:style-name="T15">Contratto di Affitto</text:span><text:span text:style-name="T14">: Negozio un prezzo per un locale che verrà adibito alla rendita di denaro</text:span></text:p>
                  </text:list-item>
                  <text:list-item>
                    <text:p text:style-name="P17"><text:span text:style-name="T15">Contratto di Locazione</text:span><text:span text:style-name="T14">: Negozio un prezzo per un locale che non mi renderà nulla</text:span></text:p>
                  </text:list-item>
                  <text:list-item>
                    <text:p text:style-name="P17"><text:span text:style-name="T15">Contratto di Acquisto di un Immobile</text:span><text:span text:style-name="T14">: Negozio un prezzo per un Locale di cui prendo possesso.</text:span></text:p>
                  </text:list-item>
                  <text:list-item>
                    <text:p text:style-name="P17"><text:span text:style-name="T15">Comodato d’uso</text:span><text:span text:style-name="T14">: amico di marco mette a disposizione il suo secondo <text:s/>appartamento gratuitamente ma quando si rompe quell’infame dell’amico di marco può interrompere quando vuole il contratto e sfrattarlo.</text:span></text:p>
                  </text:list-item>
                  <text:list-item>
                    <text:p text:style-name="P17"><text:span text:style-name="T15">Usufrutto</text:span><text:span text:style-name="T14">: la nonna di Marco ha un appartamento a Trento e permette a marco di viverci gratuitamente mantenendone tutti i titoli di proprietà</text:span></text:p>
                  </text:list-item>
                </text:list>
              </text:list-item>
            </text:list>
          </draw:text-box>
        </draw:frame>
        <draw:frame draw:name="Segnaposto numero diapositiva 4_0" presentation:style-name="pr7" draw:text-style-name="P7" draw:layer="layout" svg:width="2.165cm" svg:height="1.013cm" svg:x="1.477cm" svg:y="2.188cm">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6" presentation:class="page"/>
          <draw:frame presentation:style-name="pr8" draw:text-style-name="P8" draw:layer="layout" svg:width="16.799cm" svg:height="13.364cm" svg:x="2.1cm" svg:y="14.107cm" presentation:class="notes" presentation:placeholder="true">
            <draw:text-box/>
          </draw:frame>
        </presentation:notes>
      </draw:page>
      <draw:page draw:name="Diritto privato e diritto pubblico" draw:style-name="dp6"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Diritto privato e diritto pubblico</text:span></text:p>
          </draw:text-box>
        </draw:frame>
        <draw:frame draw:name="Segnaposto contenuto 2" presentation:style-name="pr6" draw:text-style-name="P12" draw:layer="layout" svg:width="28.456cm" svg:height="14cm" svg:x="3.5cm" svg:y="4cm" presentation:class="outline" presentation:user-transformed="true">
          <draw:text-box>
            <text:list text:style-name="L4">
              <text:list-item>
                <text:p text:style-name="P11"><text:span text:style-name="T5">Per comprendere meglio l’oggetto del diritto privato è bene distinguerlo da quello pubblico: una distinzione preliminare è tra </text:span><text:span text:style-name="T6">interessi disponibili </text:span><text:span text:style-name="T5">ed</text:span><text:span text:style-name="T6"> indisponibili</text:span></text:p>
                <text:list>
                  <text:list-item>
                    <text:p text:style-name="P17"><text:span text:style-name="T6">Interessi disponibili</text:span><text:span text:style-name="T5">: interessi negoziabili, posso disporre di interessi e cercare per esempio di negoziare un prezzo o di rifiutarmi all’atto di vendita di un bene </text:span></text:p>
                  </text:list-item>
                  <text:list-item>
                    <text:p text:style-name="P17"><text:span text:style-name="T6">Interessi indisponibli</text:span><text:span text:style-name="T5">: Non si negoziano gli interessi, abbassi i pantaloni e preghi che non faccia troppo male</text:span></text:p>
                    <text:list>
                      <text:list-item>
                        <text:p text:style-name="P17"><text:span text:style-name="T5">Se un carabiniere arriva e mi vuole multare non posso negoziare la multa, questo perché il carabiniere ha potere gerarchico della sanzione.</text:span></text:p>
                      </text:list-item>
                    </text:list>
                  </text:list-item>
                </text:list>
              </text:list-item>
              <text:list-item>
                <text:p text:style-name="P11"><text:span text:style-name="T6">Il diritto privato</text:span><text:span text:style-name="T5"> si occupa di </text:span><text:span text:style-name="T6">interessi disponibili</text:span><text:span text:style-name="T5">, è caratterizzato da:</text:span></text:p>
                <text:list>
                  <text:list-item>
                    <text:p text:style-name="P17"><text:span text:style-name="T6">autonomia dei soggetti </text:span></text:p>
                  </text:list-item>
                  <text:list-item>
                    <text:p text:style-name="P17"><text:span text:style-name="T6">parità tra loro</text:span></text:p>
                  </text:list-item>
                </text:list>
              </text:list-item>
              <text:list-item>
                <text:p text:style-name="P11"><text:span text:style-name="T6">Il diritto pubblico</text:span><text:span text:style-name="T5"> si occupa di </text:span><text:span text:style-name="T6">interessi indisponibili</text:span><text:span text:style-name="T5">, è caratterizzato dalla subordinazione di qualcuno a qualcun altro e dall’autorità</text:span></text:p>
                <text:p text:style-name="P11"><text:span text:style-name="T5"/></text:p>
              </text:list-item>
              <text:list-item>
                <text:p text:style-name="P11"><text:span text:style-name="T5">Vedremo che la divisione è tendenziale e non sempre così netta:</text:span></text:p>
              </text:list-item>
            </text:list>
            <text:list text:style-name="L5">
              <text:list-item>
                <text:list>
                  <text:list-item>
                    <text:p text:style-name="P11"><text:span text:style-name="T7">vi sono casi in cui il</text:span><text:span text:style-name="T17"> diritto privato si occupa anche di interessi indisponibili </text:span></text:p>
                  </text:list-item>
                  <text:list-item>
                    <text:p text:style-name="P11"><text:span text:style-name="T7">vi sono casi in cui la</text:span><text:span text:style-name="T17"> parità fra soggetti è formale, ma non sostanziale:</text:span></text:p>
                    <text:list>
                      <text:list-item>
                        <text:p text:style-name="P17"><text:span text:style-name="T7">Salve, è la Tim, fisso + internet 50 al mese is possible? Rispondi SI <text:s/>o NO</text:span></text:p>
                      </text:list-item>
                    </text:list>
                  </text:list-item>
                  <text:list-item>
                    <text:p text:style-name="P11"><text:span text:style-name="T7">vi sono casi in cui la </text:span><text:span text:style-name="T17">pubblica amministrazione. agisce come privato</text:span></text:p>
                    <text:list>
                      <text:list-item>
                        <text:p text:style-name="P17"><text:span text:style-name="T7">L’Unione europea fa contratti privato con agricoltori per limitare la coltivazione dei terreni, un </text:span><text:span text:style-name="T17">contratto di non coltivazione.</text:span></text:p>
                      </text:list-item>
                    </text:list>
                  </text:list-item>
                </text:list>
              </text:list-item>
            </text:list>
            <text:p text:style-name="P11"><text:span text:style-name="T5"/></text:p>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7" presentation:class="page"/>
          <draw:frame presentation:style-name="pr8" draw:text-style-name="P8" draw:layer="layout" svg:width="16.799cm" svg:height="13.364cm" svg:x="2.1cm" svg:y="14.107cm" presentation:class="notes" presentation:placeholder="true">
            <draw:text-box/>
          </draw:frame>
        </presentation:notes>
      </draw:page>
      <draw:page draw:name="Interferenze" draw:style-name="dp7"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Interferenze</text:span></text:p>
          </draw:text-box>
        </draw:frame>
        <draw:frame draw:name="Segnaposto contenuto 2" presentation:style-name="pr6" draw:text-style-name="P12" draw:layer="layout" svg:width="24.764cm" svg:height="11.698cm" svg:x="7.192cm" svg:y="4.721cm" presentation:class="outline" presentation:user-transformed="true">
          <draw:text-box>
            <text:list text:style-name="L4">
              <text:list-item>
                <text:p text:style-name="P11"><text:span text:style-name="T5">Una </text:span><text:span text:style-name="T6">medesima situazione</text:span><text:span text:style-name="T5"> può essere </text:span><text:span text:style-name="T6">regolata sia da </text:span><text:span text:style-name="T5">norme del diritto </text:span><text:span text:style-name="T6">privato</text:span><text:span text:style-name="T5"> sia da norme del diritto </text:span><text:span text:style-name="T6">pubblico</text:span></text:p>
              </text:list-item>
              <text:list-item>
                <text:p text:style-name="P11"><text:span text:style-name="T5">Il caso della proprietà</text:span></text:p>
              </text:list-item>
            </text:list>
            <text:list text:style-name="L5">
              <text:list-item>
                <text:list>
                  <text:list-item>
                    <text:p text:style-name="P11"><text:span text:style-name="T7">regolata nei rapporti tra privati (ad es. rapporti tra vicini)</text:span></text:p>
                    <text:list>
                      <text:list-item>
                        <text:p text:style-name="P17"><text:span text:style-name="T7">Codice Civile. L’art. 873 stabilisce che “le costruzioni su fondi finitimi, se non sono unite o aderenti, devono essere tenute a distanza non minore di tre metri. </text:span></text:p>
                      </text:list-item>
                    </text:list>
                  </text:list-item>
                  <text:list-item>
                    <text:p text:style-name="P11"><text:span text:style-name="T7">ma regolata anche da norme pubbliche (ad es. piano regolatore regolamento generale sull’edificazione)</text:span></text:p>
                  </text:list-item>
                </text:list>
              </text:list-item>
              <text:list-item>
                <text:p text:style-name="P11"><text:span text:style-name="T5">La conseguenza è che la distinzione tra diritto pubblico e privato, chiara sul piano concettuale, non lo è altrettanto sul piano pratico</text:span></text:p>
              </text:list-item>
              <text:list-item>
                <text:p text:style-name="P11"><text:span text:style-name="T5">La ragione di ciò è il passaggio dallo Stato liberale, dove le due sfere erano nettamente divise e l’intervento pubblico ridotto, allo Stato sociale, dove l’intervento pubblico è cresciuto esponenzialmente e, di conseguenza, anche le interferenze tra diritto privato e pubblico</text:span></text:p>
              </text:list-item>
            </text:list>
          </draw:text-box>
        </draw:frame>
        <draw:frame draw:name="Segnaposto piè di pagina 3" presentation:style-name="pr7" draw:text-style-name="P5" draw:layer="layout" svg:width="21.166cm" svg:height="1.013cm" svg:x="7.192cm" svg:y="17.044cm" presentation:class="footer" presentation:user-transformed="true">
          <draw:text-box>
            <text:p text:style-name="P4"><text:span text:style-name="T2">Diritto Privato - 1</text:span></text:p>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8" presentation:class="page"/>
          <draw:frame presentation:style-name="pr8" draw:text-style-name="P8" draw:layer="layout" svg:width="16.799cm" svg:height="13.364cm" svg:x="2.1cm" svg:y="14.107cm" presentation:class="notes" presentation:placeholder="true">
            <draw:text-box/>
          </draw:frame>
        </presentation:notes>
      </draw:page>
      <draw:page draw:name="page9" draw:style-name="dp8" draw:master-page-name="Diapositiva_20_titolo" presentation:presentation-page-layout-name="AL1T0">
        <draw:frame draw:name="Titolo 1" presentation:style-name="pr10" draw:text-style-name="P2" draw:layer="layout" svg:width="24.764cm" svg:height="6.285cm" svg:x="7.192cm" svg:y="6.985cm" presentation:class="title" presentation:user-transformed="true">
          <draw:text-box>
            <text:p text:style-name="P1"><text:span text:style-name="T18">Le fonti del diritto privato</text:span></text:p>
          </draw:text-box>
        </draw:frame>
        <draw:frame draw:name="Sottotitolo 2" presentation:style-name="pr11" draw:text-style-name="P3" draw:layer="layout" svg:width="24.764cm" svg:height="3.128cm" svg:x="7.192cm" svg:y="13.27cm" presentation:class="subtitle" presentation:placeholder="true" presentation:user-transformed="true">
          <draw:text-box/>
        </draw:frame>
        <draw:frame draw:name="Segnaposto piè di pagina 3" presentation:style-name="pr3" draw:text-style-name="P5" draw:layer="layout" svg:width="21.166cm" svg:height="1.013cm" svg:x="7.192cm" svg:y="17.044cm" presentation:class="footer" presentation:user-transformed="true">
          <draw:text-box>
            <text:p text:style-name="P4"><text:span text:style-name="T2">Diritto Privato - 1</text:span></text:p>
          </draw:text-box>
        </draw:frame>
        <draw:frame draw:name="Segnaposto numero diapositiva 4" presentation:style-name="pr3" draw:text-style-name="P7" draw:layer="layout" svg:width="2.165cm" svg:height="1.013cm" svg:x="1.477cm" svg:y="12.582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La nozione di fonte" draw:style-name="dp9"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La nozione di fonte</text:span></text:p>
          </draw:text-box>
        </draw:frame>
        <draw:frame draw:name="Segnaposto contenuto 2" presentation:style-name="pr6" draw:text-style-name="P12" draw:layer="layout" svg:width="26.956cm" svg:height="13.882cm" svg:x="5cm" svg:y="4.618cm" presentation:class="outline" presentation:user-transformed="true">
          <draw:text-box>
            <text:list text:style-name="L4">
              <text:list-item>
                <text:p text:style-name="P11"><text:span text:style-name="T5">Fonte: atto o fatto idoneo a produrre norme giuridiche</text:span></text:p>
              </text:list-item>
              <text:list-item>
                <text:p text:style-name="P11"><text:span text:style-name="T5">La pluralità delle fonti e la loro gerarchia</text:span></text:p>
                <text:list>
                  <text:list-item>
                    <text:p text:style-name="P17"><text:span text:style-name="T5">Principi Supremi</text:span></text:p>
                  </text:list-item>
                  <text:list-item>
                    <text:p text:style-name="P17"><text:span text:style-name="T5">Costituzione</text:span></text:p>
                  </text:list-item>
                  <text:list-item>
                    <text:p text:style-name="P17"><text:span text:style-name="T5">Leggi ordinarie</text:span></text:p>
                  </text:list-item>
                  <text:list-item>
                    <text:p text:style-name="P17"><text:span text:style-name="T5">Decreti Legge e Decreti Legislativi</text:span></text:p>
                  </text:list-item>
                  <text:list-item>
                    <text:p text:style-name="P17"><text:span text:style-name="T5">Regolamenti</text:span></text:p>
                  </text:list-item>
                  <text:list-item>
                    <text:p text:style-name="P17"><text:span text:style-name="T5">Usi e Consuetudini</text:span></text:p>
                  </text:list-item>
                </text:list>
              </text:list-item>
              <text:list-item>
                <text:p text:style-name="P11"><text:span text:style-name="T5">Quali sono le fonti del diritto privato?</text:span></text:p>
                <text:p text:style-name="P11"><text:span text:style-name="T5">Art. 1 </text:span><text:span text:style-name="T6">Pre-leggi: </text:span><text:span text:style-name="T5">Disposizioni sulla legge in generale vanno messe nel codice Civile che era un tempo la fonte più importante dell’ordinamento giuridico italiano prima della venuta nel 1948 della costituzione (che porta con se anche decreti legge e Decreti Legislativi)</text:span></text:p>
              </text:list-item>
              <text:list-item>
                <text:p text:style-name="P11"><text:span text:style-name="T5">Fonti:</text:span></text:p>
                <text:list>
                  <text:list-item>
                    <text:p text:style-name="P17"><text:span text:style-name="T5">Leggi</text:span></text:p>
                  </text:list-item>
                  <text:list-item>
                    <text:p text:style-name="P17"><text:span text:style-name="T5">Regolamenti</text:span></text:p>
                  </text:list-item>
                  <text:list-item>
                    <text:p text:style-name="P17"><text:span text:style-name="T5">Norme corporative</text:span></text:p>
                  </text:list-item>
                  <text:list-item>
                    <text:p text:style-name="P17"><text:span text:style-name="T5">Usi</text:span></text:p>
                    <text:list>
                      <text:list-item>
                        <text:p text:style-name="P11"><text:span text:style-name="T7">elemento oggettivo</text:span></text:p>
                      </text:list-item>
                      <text:list-item>
                        <text:p text:style-name="P11"><text:span text:style-name="T7">elemento soggettivo</text:span></text:p>
                      </text:list-item>
                      <text:list-item>
                        <text:p text:style-name="P11"><text:span text:style-name="T7">carattere marginale</text:span></text:p>
                      </text:list-item>
                      <text:list-item>
                        <text:p text:style-name="P11"><text:span text:style-name="T7">usi contrattuali e usi interpretativi</text:span></text:p>
                      </text:list-item>
                    </text:list>
                  </text:list-item>
                </text:list>
              </text:list-item>
            </text:list>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10" presentation:class="page"/>
          <draw:frame presentation:style-name="pr8" draw:text-style-name="P8" draw:layer="layout" svg:width="16.799cm" svg:height="13.364cm" svg:x="2.1cm" svg:y="14.107cm" presentation:class="notes" presentation:placeholder="true">
            <draw:text-box/>
          </draw:frame>
        </presentation:notes>
      </draw:page>
      <draw:page draw:name="page11" draw:style-name="dp9" draw:master-page-name="Titolo_20_e_20_contenuto" presentation:presentation-page-layout-name="AL2T11">
        <draw:frame draw:name="Titolo 1_1" presentation:style-name="pr5" draw:text-style-name="P10" draw:layer="layout" svg:width="24.754cm" svg:height="3.557cm" svg:x="7.203cm" svg:y="1.735cm" presentation:class="title" presentation:user-transformed="true">
          <draw:text-box>
            <text:p text:style-name="P9"><text:span text:style-name="T4">Codice Civile come Fonte Principale è Sorpassato</text:span></text:p>
          </draw:text-box>
        </draw:frame>
        <draw:frame draw:name="Segnaposto contenuto 2_1" presentation:style-name="pr6" draw:text-style-name="P12" draw:layer="layout" svg:width="24.764cm" svg:height="12.134cm" svg:x="7.192cm" svg:y="5.866cm" presentation:class="outline" presentation:user-transformed="true">
          <draw:text-box>
            <text:list text:style-name="L4">
              <text:list-item>
                <text:p text:style-name="P11"><text:span text:style-name="T5">Il Codice civile è sorpassato come fonte del diritto principale per la direttamente connessa fine delle corporazioni fasciste e perché oramai esiste l’atto costituito a basare i diritti fondamentali, senza il bisogno di basarsi sugli usi.</text:span></text:p>
              </text:list-item>
              <text:list-item>
                <text:p text:style-name="P11"><text:span text:style-name="T5">Si vanno ad accertare infatti nuove fonti → </text:span></text:p>
              </text:list-item>
            </text:list>
            <text:p text:style-name="P11"><text:span text:style-name="T5"/></text:p>
          </draw:text-box>
        </draw:frame>
        <draw:frame draw:name="Segnaposto numero diapositiva 4_1" presentation:style-name="pr7" draw:text-style-name="P7" draw:layer="layout" svg:width="2.165cm" svg:height="1.013cm" svg:x="1.477cm" svg:y="2.189cm">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Le fonti del diritto privato" draw:style-name="dp10"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Le fonti del diritto privato</text:span></text:p>
          </draw:text-box>
        </draw:frame>
        <draw:frame draw:name="Segnaposto contenuto 2" presentation:style-name="pr6" draw:text-style-name="P12" draw:layer="layout" svg:width="24.764cm" svg:height="11.313cm" svg:x="7.192cm" svg:y="5.106cm" presentation:class="outline" presentation:user-transformed="true">
          <draw:text-box>
            <text:list text:style-name="L4">
              <text:list-item>
                <text:p text:style-name="P11"><text:span text:style-name="T5">Fonti nazionali</text:span></text:p>
              </text:list-item>
            </text:list>
            <text:list text:style-name="L5">
              <text:list-item>
                <text:list>
                  <text:list-item>
                    <text:p text:style-name="P11"><text:span text:style-name="T7">Costituzione</text:span></text:p>
                  </text:list-item>
                  <text:list-item>
                    <text:p text:style-name="P11"><text:span text:style-name="T7">Codice civile </text:span></text:p>
                  </text:list-item>
                  <text:list-item>
                    <text:p text:style-name="P11"><text:span text:style-name="T7">Legislazione speciale</text:span></text:p>
                    <text:list>
                      <text:list-item>
                        <text:p text:style-name="P17"><text:span text:style-name="T7">Legge del Codice Civile 1496 sulla vendita di animali prevede il riferimento a leggi speciali per specifiche categorie di animali riguardo la compravendita rispetto ai “VIZI”</text:span></text:p>
                      </text:list-item>
                    </text:list>
                  </text:list-item>
                </text:list>
              </text:list-item>
              <text:list-item>
                <text:p text:style-name="P11"><text:span text:style-name="T5">Fonti comunitarie</text:span></text:p>
                <text:list>
                  <text:list-item>
                    <text:p text:style-name="P11"><text:span text:style-name="T7">Direttive</text:span></text:p>
                    <text:list>
                      <text:list-item>
                        <text:p text:style-name="P17"><text:span text:style-name="T7">La Lista dei Desideri dell’UE dove si definiscono obiettivi da realizzare</text:span></text:p>
                      </text:list-item>
                    </text:list>
                  </text:list-item>
                  <text:list-item>
                    <text:p text:style-name="P11"><text:span text:style-name="T7">Regolamenti</text:span></text:p>
                    <text:list>
                      <text:list-item>
                        <text:p text:style-name="P17"><text:span text:style-name="T7">Atto legislativo vincolante, ad esempio quando l’unione ha deciso che dovevano esserci delle garanzie sui beni importanti dall’esterno dell’UE</text:span></text:p>
                      </text:list-item>
                    </text:list>
                  </text:list-item>
                </text:list>
              </text:list-item>
              <text:list-item>
                <text:p text:style-name="P11"><text:span text:style-name="T5">Fonti internazionali</text:span></text:p>
                <text:list>
                  <text:list-item>
                    <text:p text:style-name="P11"><text:span text:style-name="T7">lex mercatoria: diritto internazionale sul commercio senza uno stato che lo regolamento e che lo imponga</text:span></text:p>
                  </text:list-item>
                </text:list>
              </text:list-item>
            </text:list>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12" presentation:class="page"/>
          <draw:frame presentation:style-name="pr8" draw:text-style-name="P8" draw:layer="layout" svg:width="16.799cm" svg:height="13.364cm" svg:x="2.1cm" svg:y="14.107cm" presentation:class="notes" presentation:placeholder="true">
            <draw:text-box/>
          </draw:frame>
        </presentation:notes>
      </draw:page>
      <draw:page draw:name="page13" draw:style-name="dp10" draw:master-page-name="Titolo_20_e_20_contenuto" presentation:presentation-page-layout-name="AL2T11">
        <draw:frame draw:name="Titolo 1_2" presentation:style-name="pr12" draw:text-style-name="P2" draw:layer="layout" svg:width="24.764cm" svg:height="6.285cm" svg:x="7.192cm" svg:y="6.986cm" presentation:class="title" presentation:user-transformed="true">
          <draw:text-box>
            <text:p text:style-name="P1"><text:span text:style-name="T18">La Costituzione</text:span></text:p>
          </draw:text-box>
        </draw:frame>
        <presentation:notes draw:style-name="dp2">
          <draw:page-thumbnail draw:style-name="gr1" draw:layer="layout" svg:width="19.798cm" svg:height="11.136cm" svg:x="0.6cm" svg:y="2.257cm" draw:page-number="13" presentation:class="page"/>
          <draw:frame presentation:style-name="pr8" draw:text-style-name="P8" draw:layer="layout" svg:width="16.799cm" svg:height="13.364cm" svg:x="2.1cm" svg:y="14.107cm" presentation:class="notes" presentation:placeholder="true">
            <draw:text-box/>
          </draw:frame>
        </presentation:notes>
      </draw:page>
      <draw:page draw:name="La Costituzione" draw:style-name="dp11"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La Costituzione</text:span></text:p>
          </draw:text-box>
        </draw:frame>
        <draw:frame draw:name="Segnaposto contenuto 2" presentation:style-name="pr6" draw:text-style-name="P12" draw:layer="layout" svg:width="24.764cm" svg:height="12.134cm" svg:x="7.192cm" svg:y="4.285cm" presentation:class="outline" presentation:user-transformed="true">
          <draw:text-box>
            <text:list text:style-name="L4">
              <text:list-item>
                <text:p text:style-name="P11"><text:span text:style-name="T6">La Costituzione è una delle fonti del diritto privato, specie nella sua prima parte</text:span></text:p>
              </text:list-item>
              <text:list-item>
                <text:p text:style-name="P11"><text:span text:style-name="T5">Le norme costituzionali sono infatti utili a configurare molti istituti di diritto privato:</text:span></text:p>
              </text:list-item>
            </text:list>
            <text:list text:style-name="L5">
              <text:list-item>
                <text:list>
                  <text:list-item>
                    <text:p text:style-name="P11"><text:span text:style-name="T7">diritti personali e associativi (artt. 2 e 3)</text:span></text:p>
                  </text:list-item>
                  <text:list-item>
                    <text:p text:style-name="P11"><text:span text:style-name="T7">associazioni (art. 18)</text:span></text:p>
                  </text:list-item>
                  <text:list-item>
                    <text:p text:style-name="P11"><text:span text:style-name="T7">libertà di manifestazione del pensiero (art. 21)</text:span></text:p>
                  </text:list-item>
                  <text:list-item>
                    <text:p text:style-name="P11"><text:span text:style-name="T7">tutela dei diritti (art. 24)</text:span></text:p>
                  </text:list-item>
                  <text:list-item>
                    <text:p text:style-name="P11"><text:span text:style-name="T7">famiglia e figli (artt. 29 e 30)</text:span></text:p>
                  </text:list-item>
                  <text:list-item>
                    <text:p text:style-name="P11"><text:span text:style-name="T7">salute (art. 32)</text:span></text:p>
                  </text:list-item>
                  <text:list-item>
                    <text:p text:style-name="P11"><text:span text:style-name="T7">attività economiche (art. 41)</text:span></text:p>
                  </text:list-item>
                  <text:list-item>
                    <text:p text:style-name="P11"><text:span text:style-name="T7">proprietà (art. 42)</text:span></text:p>
                  </text:list-item>
                </text:list>
              </text:list-item>
            </text:list>
            <text:p text:style-name="P11"><text:span text:style-name="T5"/></text:p>
          </draw:text-box>
        </draw:frame>
        <draw:frame draw:name="Segnaposto piè di pagina 3" presentation:style-name="pr7" draw:text-style-name="P5" draw:layer="layout" svg:width="21.166cm" svg:height="1.013cm" svg:x="7.192cm" svg:y="17.044cm" presentation:class="footer" presentation:user-transformed="true">
          <draw:text-box>
            <text:p text:style-name="P4"><text:span text:style-name="T2">Diritto Privato - 1</text:span></text:p>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14" presentation:class="page"/>
          <draw:frame presentation:style-name="pr8" draw:text-style-name="P8" draw:layer="layout" svg:width="16.799cm" svg:height="13.364cm" svg:x="2.1cm" svg:y="14.107cm" presentation:class="notes" presentation:placeholder="true">
            <draw:text-box/>
          </draw:frame>
        </presentation:notes>
      </draw:page>
      <draw:page draw:name="La Costituzione" draw:style-name="dp12"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La Costituzione</text:span></text:p>
          </draw:text-box>
        </draw:frame>
        <draw:frame draw:name="Segnaposto contenuto 2" presentation:style-name="pr6" draw:text-style-name="P12" draw:layer="layout" svg:width="26.956cm" svg:height="13.331cm" svg:x="5cm" svg:y="4.669cm" presentation:class="outline" presentation:user-transformed="true">
          <draw:text-box>
            <text:list text:style-name="L4">
              <text:list-item>
                <text:p text:style-name="P11"><text:span text:style-name="T5">In concreto come operano le norme costituzionali nel configurare gli istituti di diritto privato?</text:span></text:p>
              </text:list-item>
            </text:list>
            <text:list text:style-name="L5">
              <text:list-item>
                <text:list>
                  <text:list-item>
                    <text:p text:style-name="P11"><text:span text:style-name="T7">Orientamento per le scelte del legislatore, si predispone la </text:span><text:span text:style-name="T17">costituzione come base per creare nuove leggi di diritto privato </text:span></text:p>
                    <text:list>
                      <text:list-item>
                        <text:p text:style-name="P17"><text:span text:style-name="T7">Prima degli anni 70 dominava il Patriarcato e quindi a scegliere la direzione delle decisioni in famiglia era in padre di famiglia, poi, dopo gli anni 70 nasce il diritto di famiglia dove si punta a conciliare le decisioni attraverso la negoziazione.</text:span></text:p>
                      </text:list-item>
                      <text:list-item>
                        <text:p text:style-name="P17"><text:span text:style-name="T7">Anni 2000 Nasce la legge sulla Tutela degli incapaci giuridici, l’incapace giuridico inizia ad avere il diritto di compiere alcune attività autonomamente secondo il principio costituzionale della dignità dell’uomo. </text:span><text:span text:style-name="T17">Introdotta l’amministrazione di sostegno.</text:span></text:p>
                      </text:list-item>
                    </text:list>
                  </text:list-item>
                  <text:list-item>
                    <text:p text:style-name="P11"><text:span text:style-name="T7">Criterio di </text:span><text:span text:style-name="T17">controllo della costituzionalità delle leggi ordinarie</text:span><text:span text:style-name="T7">: Utilizzo la Costituzione come lente per controllare la Costituzionalità delle leggi ordinarie emanate dello Stato.</text:span></text:p>
                  </text:list-item>
                  <text:list-item>
                    <text:p text:style-name="P11"><text:span text:style-name="T17">Applicazione diretta di alcuni principi costituzionali ai rapporti tra privati </text:span></text:p>
                    <text:list>
                      <text:list-item>
                        <text:p text:style-name="P17"><text:span text:style-name="T7">Non posso vendere i miei organi perché violerebbe l’articolo 32 della Costituzione ledendo alla mia salute fisica.</text:span></text:p>
                      </text:list-item>
                    </text:list>
                  </text:list-item>
                </text:list>
              </text:list-item>
              <text:list-item>
                <text:p text:style-name="P11"><text:span text:style-name="T5">Specie con riferimento a questo ultimo punto, storicamente le norme costituzionali non hanno sempre avuto un ruolo di rilievo nei rapporti tra privati</text:span></text:p>
                <text:list>
                  <text:list-item>
                    <text:p text:style-name="P11"><text:span text:style-name="T7">in una prima fase, si riteneva che le norme costituzionali non potessero essere applicate direttamente ai rapporti tra privati</text:span></text:p>
                  </text:list-item>
                  <text:list-item>
                    <text:p text:style-name="P11"><text:span text:style-name="T7">in una seconda fase, si è ritenuto fosse quantomeno necessario procedere ad interpretazioni costituzionalmente orientate delle norme di diritto privato</text:span></text:p>
                  </text:list-item>
                  <text:list-item>
                    <text:p text:style-name="P11"><text:span text:style-name="T7">infine, si è ritenuto che in taluni casi la norma costituzionale sia applicabile direttamente ai rapporti tra privati</text:span></text:p>
                  </text:list-item>
                </text:list>
              </text:list-item>
            </text:list>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15" presentation:class="page"/>
          <draw:frame presentation:style-name="pr8" draw:text-style-name="P8" draw:layer="layout" svg:width="16.799cm" svg:height="13.364cm" svg:x="2.1cm" svg:y="14.107cm" presentation:class="notes" presentation:placeholder="true">
            <draw:text-box/>
          </draw:frame>
        </presentation:notes>
      </draw:page>
      <draw:page draw:name="page16" draw:style-name="dp12" draw:master-page-name="Titolo_20_e_20_contenuto" presentation:presentation-page-layout-name="AL2T11">
        <draw:frame draw:name="Titolo 1_3" presentation:style-name="pr5" draw:text-style-name="P10" draw:layer="layout" svg:width="24.754cm" svg:height="3.557cm" svg:x="7.203cm" svg:y="1.735cm" presentation:class="title" presentation:user-transformed="true">
          <draw:text-box>
            <text:p text:style-name="P9"><text:span text:style-name="T4">Applicazione delle norme Costituzionali nei Rapporti tra Privati</text:span></text:p>
          </draw:text-box>
        </draw:frame>
        <draw:frame draw:name="Segnaposto contenuto 2_2" presentation:style-name="pr6" draw:text-style-name="P12" draw:layer="layout" svg:width="26.956cm" svg:height="12.709cm" svg:x="5cm" svg:y="5.292cm" presentation:class="outline" presentation:user-transformed="true">
          <draw:text-box>
            <text:list text:style-name="L4">
              <text:list-header>
                <text:p text:style-name="P11"><text:span text:style-name="T5"/></text:p>
              </text:list-header>
            </text:list>
            <text:list text:style-name="L5">
              <text:list-item>
                <text:p text:style-name="P11"><text:span text:style-name="T5">Specie con riferimento a questo ultimo punto, storicamente le norme costituzionali non hanno sempre avuto un ruolo di rilievo nei rapporti tra privati</text:span></text:p>
                <text:list>
                  <text:list-item>
                    <text:p text:style-name="P11"><text:span text:style-name="T7">in una prima fase, si riteneva che le norme costituzionali non potessero essere applicate direttamente ai rapporti tra privati e quindi dovevano essere separati</text:span></text:p>
                  </text:list-item>
                  <text:list-item>
                    <text:p text:style-name="P11"><text:span text:style-name="T7">in una seconda fase, si è ritenuto fosse quantomeno necessario procedere ad interpretazioni costituzionalmente orientate delle norme di diritto privato, Costituzione applicata mediando le norme di diritto privato esistenti. </text:span><text:span text:style-name="T17">Norme Costituzionalmente ordinate</text:span></text:p>
                  </text:list-item>
                  <text:list-item>
                    <text:p text:style-name="P11"><text:span text:style-name="T7">infine, si è ritenuto che in taluni casi la norma costituzionale sia applicabile direttamente ai rapporti tra privati: Norme costituzionali si applicano direttamente alle leggi di diritto privato, per quantificare il danno subito in un incidente vado in presa diretta all’Art 32.</text:span></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8" draw:text-style-name="P8" draw:layer="layout" svg:width="16.799cm" svg:height="13.364cm" svg:x="2.1cm" svg:y="14.107cm" presentation:class="notes" presentation:placeholder="true">
            <draw:text-box/>
          </draw:frame>
        </presentation:notes>
      </draw:page>
      <draw:page draw:name="page17" draw:style-name="dp12" draw:master-page-name="Titolo_20_e_20_contenuto" presentation:presentation-page-layout-name="AL2T11">
        <draw:frame draw:name="Titolo 1_4" presentation:style-name="pr12" draw:text-style-name="P2" draw:layer="layout" svg:width="24.764cm" svg:height="6.285cm" svg:x="7.192cm" svg:y="6.987cm" presentation:class="title" presentation:user-transformed="true">
          <draw:text-box>
            <text:p text:style-name="P1"><text:span text:style-name="T18">I Codici</text:span></text:p>
          </draw:text-box>
        </draw:frame>
        <presentation:notes draw:style-name="dp2">
          <draw:page-thumbnail draw:style-name="gr1" draw:layer="layout" svg:width="19.798cm" svg:height="11.136cm" svg:x="0.6cm" svg:y="2.257cm" draw:page-number="17" presentation:class="page"/>
          <draw:frame presentation:style-name="pr8" draw:text-style-name="P8" draw:layer="layout" svg:width="16.799cm" svg:height="13.364cm" svg:x="2.1cm" svg:y="14.107cm" presentation:class="notes" presentation:placeholder="true">
            <draw:text-box/>
          </draw:frame>
        </presentation:notes>
      </draw:page>
      <draw:page draw:name="I codici" draw:style-name="dp12"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I codici</text:span></text:p>
          </draw:text-box>
        </draw:frame>
        <draw:frame draw:name="Segnaposto contenuto 2" presentation:style-name="pr6" draw:text-style-name="P12" draw:layer="layout" svg:width="24.764cm" svg:height="11.929cm" svg:x="7.192cm" svg:y="4.49cm" presentation:class="outline" presentation:user-transformed="true">
          <draw:text-box>
            <text:list text:style-name="L4">
              <text:list-item>
                <text:p text:style-name="P11"><text:span text:style-name="T5">Per codice si intende un </text:span><text:span text:style-name="T19">testo normativo complesso che raccoglie sistematicamente tutte le norme che rientrano in una data materia</text:span></text:p>
              </text:list-item>
              <text:list-item>
                <text:p text:style-name="P11"><text:span text:style-name="T5">In termini di gerarchia delle fonti, i codici sono leggi ordinarie</text:span></text:p>
              </text:list-item>
              <text:list-item>
                <text:p text:style-name="P11"><text:span text:style-name="T5">I codici nascono in un preciso contesto giuridico, a cominciare da fine ‘700</text:span></text:p>
              </text:list-item>
              <text:list-item>
                <text:p text:style-name="P11"><text:span text:style-name="T5">Prima dell’età dei codici, vi era una situazione di</text:span><text:span text:style-name="T6"> particolarismo giuridico</text:span><text:span text:style-name="T5">, per cui a diversi gruppi sociali corrispondevano diversi gruppi di norme (principalmente: i nobili, i commercianti, la gente comune)</text:span></text:p>
              </text:list-item>
            </text:list>
            <text:list text:style-name="L5">
              <text:list-item>
                <text:list>
                  <text:list-item>
                    <text:p text:style-name="P11"><text:span text:style-name="T7">non tutte le norme erano scritte</text:span></text:p>
                  </text:list-item>
                  <text:list-item>
                    <text:p text:style-name="P11"><text:span text:style-name="T7">non tutte le norme promanavano da un’autorità statuale o pubblica</text:span></text:p>
                  </text:list-item>
                </text:list>
              </text:list-item>
              <text:list-item>
                <text:p text:style-name="P11"><text:span text:style-name="T5">Il particolarismo giuridico viene travolto dall’emersione dello Stato-nazione. Lo Stato concentra in sé tutta la sovranità, con alcune conseguenze: </text:span></text:p>
                <text:list>
                  <text:list-item>
                    <text:p text:style-name="P11"><text:span text:style-name="T7">unità del diritto</text:span></text:p>
                  </text:list-item>
                  <text:list-item>
                    <text:p text:style-name="P11"><text:span text:style-name="T7">diritto uguale per tutti</text:span></text:p>
                    <text:list>
                      <text:list-item>
                        <text:p text:style-name="P17"><text:span text:style-name="T7">Si abolirono i titoli nobiliari con la rivoluzione francese</text:span></text:p>
                      </text:list-item>
                    </text:list>
                  </text:list-item>
                </text:list>
              </text:list-item>
            </text:list>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18" presentation:class="page"/>
          <draw:frame presentation:style-name="pr8" draw:text-style-name="P8" draw:layer="layout" svg:width="16.799cm" svg:height="13.364cm" svg:x="2.1cm" svg:y="14.107cm" presentation:class="notes" presentation:placeholder="true">
            <draw:text-box/>
          </draw:frame>
        </presentation:notes>
      </draw:page>
      <draw:page draw:name="I codici" draw:style-name="dp12"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I codici</text:span></text:p>
          </draw:text-box>
        </draw:frame>
        <draw:frame draw:name="Segnaposto contenuto 2" presentation:style-name="pr6" draw:text-style-name="P12" draw:layer="layout" svg:width="24.764cm" svg:height="11.127cm" svg:x="7.192cm" svg:y="5.292cm" presentation:class="outline" presentation:user-transformed="true">
          <draw:text-box>
            <text:list text:style-name="L4">
              <text:list-item>
                <text:p text:style-name="P11"><text:span text:style-name="T5">Il codice è segno di questo cambiamento, poiché:</text:span></text:p>
              </text:list-item>
            </text:list>
            <text:list text:style-name="L5">
              <text:list-item>
                <text:list>
                  <text:list-item>
                    <text:p text:style-name="P11"><text:span text:style-name="T17">contiene</text:span><text:span text:style-name="T7"> tendenzialmente </text:span><text:span text:style-name="T17">tutte le norme relative ad una data materia (unità)</text:span></text:p>
                  </text:list-item>
                  <text:list-item>
                    <text:p text:style-name="P11"><text:span text:style-name="T7">si applica in</text:span><text:span text:style-name="T17"> modo uguale a tutti</text:span><text:span text:style-name="T7"> i cittadini (abolizione degli status)</text:span></text:p>
                  </text:list-item>
                </text:list>
              </text:list-item>
              <text:list-item>
                <text:p text:style-name="P11"><text:span text:style-name="T5">I codici rispondono anche ad una esigenza di riforma del particolarismo giuridico, che aveva dato luogo ad un intreccio complicato e sterminato di norme. Rispetto al passato obiettivi dei codici sono:</text:span></text:p>
                <text:list>
                  <text:list-item>
                    <text:p text:style-name="P11"><text:span text:style-name="T7">chiarezza </text:span></text:p>
                  </text:list-item>
                  <text:list-item>
                    <text:p text:style-name="P11"><text:span text:style-name="T7">certezza</text:span></text:p>
                  </text:list-item>
                  <text:list-item>
                    <text:p text:style-name="P11"><text:span text:style-name="T7">coerenza</text:span></text:p>
                  </text:list-item>
                </text:list>
              </text:list-item>
              <text:list-item>
                <text:p text:style-name="P11"><text:span text:style-name="T5"><text:s/></text:span><text:span text:style-name="T5">In tal senso, i codici, come idea e progetto politico-culturale, sono figli dell’illuminismo </text:span></text:p>
              </text:list-item>
            </text:list>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19" presentation:class="page"/>
          <draw:frame presentation:style-name="pr8" draw:text-style-name="P8" draw:layer="layout" svg:width="16.799cm" svg:height="13.364cm" svg:x="2.1cm" svg:y="14.107cm" presentation:class="notes" presentation:placeholder="true">
            <draw:text-box/>
          </draw:frame>
        </presentation:notes>
      </draw:page>
      <draw:page draw:name="Il codice civile" draw:style-name="dp12"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Il codice civile</text:span></text:p>
          </draw:text-box>
        </draw:frame>
        <draw:frame draw:name="Segnaposto contenuto 2" presentation:style-name="pr6" draw:text-style-name="P12" draw:layer="layout" svg:width="24.764cm" svg:height="11.467cm" svg:x="7.192cm" svg:y="4.952cm" presentation:class="outline" presentation:user-transformed="true">
          <draw:text-box>
            <text:list text:style-name="L4">
              <text:list-item>
                <text:p text:style-name="P11"><text:span text:style-name="T5">Il</text:span><text:span text:style-name="T6"> codice civile ha tradizionalmente svolto un ruolo centrale</text:span><text:span text:style-name="T5">, rappresentando il cuore del sistema di diritto privato e avendo un ruolo tendenzialmente esaustivo (raccolta sistematica di tutte le norme)</text:span></text:p>
              </text:list-item>
              <text:list-item>
                <text:p text:style-name="P11"><text:span text:style-name="T5">In Italia, il primo codice civile unitario è quello del 1865. Ad esso si affiancava il codice del commercio (il primo del 1865, il secondo del 1882)</text:span></text:p>
              </text:list-item>
              <text:list-item>
                <text:p text:style-name="P11"><text:span text:style-name="T5">La ragione della divisione tra codice civile e codice del commercio era dovuta al fatto che i mercanti avevano storicamente sviluppato un complesso autonomo di regole</text:span></text:p>
              </text:list-item>
            </text:list>
            <text:list text:style-name="L5">
              <text:list-item>
                <text:list>
                  <text:list-item>
                    <text:p text:style-name="P11"><text:span text:style-name="T7">diritto particolare mercantile vs. diritto comune civile</text:span></text:p>
                  </text:list-item>
                </text:list>
              </text:list-item>
              <text:list-item>
                <text:p text:style-name="P11"><text:span text:style-name="T5">Il codice civile del 1865 è pressoché la copia pedissequa del Code de Napoleon ed esalta l’individuo, la sua autonomia e la sua eguaglianza di fronte alla legge. </text:span></text:p>
              </text:list-item>
              <text:list-item>
                <text:p text:style-name="P11"><text:span text:style-name="T5">L’istituto più importante era rappresentato dalla proprietà</text:span></text:p>
                <text:list>
                  <text:list-item>
                    <text:p text:style-name="P11"><text:span text:style-name="T7">ciò trova riflesso nei </text:span><text:span text:style-name="T17">tre libri che costituivano il vecchio codice</text:span><text:span text:style-name="T7">:</text:span></text:p>
                    <text:list>
                      <text:list-item>
                        <text:p text:style-name="P17"><text:span text:style-name="T7">Primo: Libro delle Persone </text:span></text:p>
                      </text:list-item>
                      <text:list-item>
                        <text:p text:style-name="P17"><text:span text:style-name="T7">Secondo: Libro della proprietà </text:span></text:p>
                      </text:list-item>
                      <text:list-item>
                        <text:p text:style-name="P17"><text:span text:style-name="T7">Terzo: modi di acquisto della proprietà (e il contratto?)</text:span></text:p>
                      </text:list-item>
                    </text:list>
                  </text:list-item>
                </text:list>
              </text:list-item>
            </text:list>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20" presentation:class="page"/>
          <draw:frame presentation:style-name="pr8" draw:text-style-name="P8" draw:layer="layout" svg:width="16.799cm" svg:height="13.364cm" svg:x="2.1cm" svg:y="14.107cm" presentation:class="notes" presentation:placeholder="true">
            <draw:text-box/>
          </draw:frame>
        </presentation:notes>
      </draw:page>
      <draw:page draw:name="Il codice civile" draw:style-name="dp12"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Il codice civile</text:span></text:p>
          </draw:text-box>
        </draw:frame>
        <draw:frame draw:name="Segnaposto contenuto 2" presentation:style-name="pr6" draw:text-style-name="P12" draw:layer="layout" svg:width="24.764cm" svg:height="11.878cm" svg:x="7.192cm" svg:y="4.721cm" presentation:class="outline" presentation:user-transformed="true">
          <draw:text-box>
            <text:list text:style-name="L4">
              <text:list-item>
                <text:p text:style-name="P11"><text:span text:style-name="T20">Nel 1942 il legislatore italiano decide di unificare i due vecchi codici (quello civile del 1865, quello commerciale del 1882), creando il codice civile oggi vigente</text:span></text:p>
              </text:list-item>
              <text:list-item>
                <text:p text:style-name="P11"><text:span text:style-name="T20">Le</text:span><text:span text:style-name="T21"> ragioni della riforma sono legate alla politica fascista del tempo,</text:span><text:span text:style-name="T20"> che avversava i principi liberali che caratterizzavano i vecchi codici e che mirava ad un approccio</text:span></text:p>
                <text:list>
                  <text:list-item>
                    <text:p text:style-name="P17"><text:span text:style-name="T20">Produttivista: Massimizzare la produzione Interna</text:span></text:p>
                  </text:list-item>
                  <text:list-item>
                    <text:p text:style-name="P17"><text:span text:style-name="T20">Corporativista: Far Cadere la responsabilità della produzione in mano alle Corporazioni</text:span></text:p>
                  </text:list-item>
                </text:list>
              </text:list-item>
              <text:list-item>
                <text:p text:style-name="P11"><text:span text:style-name="T20">In realtà il codice civile del 1942 accoglie solo in minima parte i principi fascisti; al contrario, si può considerare ancora un codice prevalentemente liberale</text:span></text:p>
              </text:list-item>
              <text:list-item>
                <text:p text:style-name="P11"><text:span text:style-name="T20">Mentre nel codice civile del 1865 il fulcro era rappresentato dalla disciplina della proprietà, in quello del 1942 il fulcro sono le obbligazioni, i contratti e l’impresa</text:span></text:p>
              </text:list-item>
            </text:list>
          </draw:text-box>
        </draw:frame>
        <draw:frame draw:name="Segnaposto piè di pagina 3" presentation:style-name="pr7" draw:text-style-name="P5" draw:layer="layout" svg:width="21.166cm" svg:height="1.013cm" svg:x="7.192cm" svg:y="17.044cm" presentation:class="footer" presentation:user-transformed="true">
          <draw:text-box>
            <text:p text:style-name="P4"><text:span text:style-name="T2">Diritto Privato - 1</text:span></text:p>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21" presentation:class="page"/>
          <draw:frame presentation:style-name="pr8" draw:text-style-name="P8" draw:layer="layout" svg:width="16.799cm" svg:height="13.364cm" svg:x="2.1cm" svg:y="14.107cm" presentation:class="notes" presentation:placeholder="true">
            <draw:text-box/>
          </draw:frame>
        </presentation:notes>
      </draw:page>
      <draw:page draw:name="Il codice civile_clipboard0" draw:style-name="dp12"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Il codice civile</text:span></text:p>
          </draw:text-box>
        </draw:frame>
        <draw:frame draw:name="Segnaposto contenuto 2" presentation:style-name="pr13" draw:text-style-name="P12" draw:layer="layout" svg:width="24.764cm" svg:height="11.955cm" svg:x="7.192cm" svg:y="4.875cm" presentation:class="outline" presentation:user-transformed="true">
          <draw:text-box>
            <text:list text:style-name="L4">
              <text:list-item>
                <text:p text:style-name="P11"><text:span text:style-name="T20">Le ragioni della centralità di obbligazioni, contratto e impresa sono legate ad un mutamento delle condizioni sociali, culturali ed economiche </text:span></text:p>
              </text:list-item>
              <text:list-item>
                <text:p text:style-name="P11"><text:span text:style-name="T20">La società della prima metà del ‘900 è profondamente diversa da quella del 1865</text:span></text:p>
              </text:list-item>
              <text:list-item>
                <text:p text:style-name="P11"><text:span text:style-name="T20">Sul piano economico, quello che più importa è la produzione e circolazione della ricchezza; in tal senso, gli istituti più importanti divengono il contratto e l’impresa</text:span></text:p>
              </text:list-item>
              <text:list-item>
                <text:p text:style-name="P11"><text:span text:style-name="T20">Sul piano culturale-giuridico, il 1 gennaio 1900 era entrato in vigore il BGB; la </text:span><text:span text:style-name="T21">dottrina tedesca era considerata un modello dalla dottrina italiana,</text:span><text:span text:style-name="T20"> specie con riferimento ad obbligazioni e contratto. In tal senso, il</text:span><text:span text:style-name="T21"> codice civile del 1942 si distacca dal modello francese e si avvicina maggiormente a quello tedesco</text:span></text:p>
              </text:list-item>
            </text:list>
          </draw:text-box>
        </draw:frame>
        <draw:frame draw:name="Segnaposto piè di pagina 3" presentation:style-name="pr7" draw:text-style-name="P5" draw:layer="layout" svg:width="21.166cm" svg:height="1.013cm" svg:x="7.192cm" svg:y="17.044cm" presentation:class="footer" presentation:user-transformed="true">
          <draw:text-box>
            <text:p text:style-name="P4"><text:span text:style-name="T2">Diritto Privato - 1</text:span></text:p>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22" presentation:class="page"/>
          <draw:frame presentation:style-name="pr8" draw:text-style-name="P8" draw:layer="layout" svg:width="16.799cm" svg:height="13.364cm" svg:x="2.1cm" svg:y="14.107cm" presentation:class="notes" presentation:placeholder="true">
            <draw:text-box/>
          </draw:frame>
        </presentation:notes>
      </draw:page>
      <draw:page draw:name="Il codice civile_clipboard0" draw:style-name="dp12" draw:master-page-name="Titolo_20_e_20_contenuto" presentation:presentation-page-layout-name="AL2T11">
        <draw:frame draw:name="Titolo 1_5" presentation:style-name="pr5" draw:text-style-name="P10" draw:layer="layout" svg:width="24.754cm" svg:height="3.557cm" svg:x="7.203cm" svg:y="1.734cm" presentation:class="title" presentation:user-transformed="true">
          <draw:text-box>
            <text:p text:style-name="P9"><text:span text:style-name="T4">Il codice civile</text:span></text:p>
          </draw:text-box>
        </draw:frame>
        <draw:frame draw:name="Segnaposto contenuto 2_3" presentation:style-name="pr13" draw:text-style-name="P12" draw:layer="layout" svg:width="24.764cm" svg:height="11.955cm" svg:x="7.192cm" svg:y="4.875cm" presentation:class="outline" presentation:user-transformed="true">
          <draw:text-box>
            <text:list text:style-name="L4">
              <text:list-item>
                <text:p text:style-name="P11"><text:span text:style-name="T20">Le ragioni della centralità di obbligazioni, contratto e impresa sono legate ad un mutamento delle condizioni sociali, culturali ed economiche </text:span></text:p>
              </text:list-item>
              <text:list-item>
                <text:p text:style-name="P11"><text:span text:style-name="T20">La società della prima metà del ‘900 è profondamente diversa da quella del 1865</text:span></text:p>
              </text:list-item>
              <text:list-item>
                <text:p text:style-name="P11"><text:span text:style-name="T20">Sul piano economico, quello che più importa è la produzione e circolazione della ricchezza; in tal senso, gli istituti più importanti divengono il contratto e l’impresa</text:span></text:p>
              </text:list-item>
              <text:list-item>
                <text:p text:style-name="P11"><text:span text:style-name="T20">Sul piano culturale-giuridico, il 1 gennaio 1900 era entrato in vigore il BGB; la dottrina tedesca era considerata un modello dalla dottrina italiana, specie con riferimento ad obbligazioni e contratto. In tal senso, il codice civile del 1942 si distacca dal modello francese e si avvicina maggiormente a quello tedesco</text:span></text:p>
              </text:list-item>
            </text:list>
          </draw:text-box>
        </draw:frame>
        <draw:frame draw:name="Segnaposto piè di pagina 3_0" presentation:style-name="pr14" draw:text-style-name="P19" draw:layer="layout" svg:width="21.166cm" svg:height="1.013cm" svg:x="7.192cm" svg:y="17.044cm" presentation:class="footer" presentation:user-transformed="true">
          <draw:text-box>
            <text:p text:style-name="P18"><text:span text:style-name="T2">Diritto Privato - 1</text:span></text:p>
          </draw:text-box>
        </draw:frame>
        <draw:frame draw:name="Segnaposto numero diapositiva 4_2" presentation:style-name="pr15" draw:text-style-name="P21" draw:layer="layout" svg:width="2.165cm" svg:height="1.013cm" svg:x="1.477cm" svg:y="2.188cm" presentation:class="page-number" presentation:user-transformed="true">
          <draw:text-box>
            <text:p text:style-name="P20"><text:span text:style-name="T3"><text:page-number>&lt;numero&gt;</text:page-number></text:span></text:p>
          </draw:text-box>
        </draw:frame>
        <presentation:notes draw:style-name="dp13">
          <draw:page-thumbnail draw:style-name="gr1" draw:layer="layout" svg:width="19.798cm" svg:height="11.136cm" svg:x="0.6cm" svg:y="2.257cm" draw:page-number="23" presentation:class="page"/>
          <draw:frame presentation:style-name="pr8" draw:text-style-name="P22" draw:layer="layout" svg:width="16.799cm" svg:height="13.364cm" svg:x="2.1cm" svg:y="14.107cm" presentation:class="notes" presentation:placeholder="true">
            <draw:text-box/>
          </draw:frame>
        </presentation:notes>
      </draw:page>
      <draw:page draw:name="Struttura del codice civile" draw:style-name="dp12"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Struttura del codice civile</text:span></text:p>
          </draw:text-box>
        </draw:frame>
        <draw:frame draw:name="Segnaposto contenuto 2" presentation:style-name="pr6" draw:text-style-name="P12" draw:layer="layout" svg:width="24.764cm" svg:height="11.544cm" svg:x="7.192cm" svg:y="4.875cm" presentation:class="outline" presentation:user-transformed="true">
          <draw:text-box>
            <text:list text:style-name="L4">
              <text:list-item>
                <text:p text:style-name="P11"><text:span text:style-name="T5">Il codice civile è preceduto dalle disposizioni sulla legge in generale (c.d. preleggi), suddivise in due parti:</text:span></text:p>
              </text:list-item>
            </text:list>
            <text:list text:style-name="L5">
              <text:list-item>
                <text:list>
                  <text:list-item>
                    <text:p text:style-name="P11"><text:span text:style-name="T7">fonti del diritto</text:span></text:p>
                  </text:list-item>
                  <text:list-item>
                    <text:p text:style-name="P11"><text:span text:style-name="T7">applicazione della legge</text:span></text:p>
                  </text:list-item>
                </text:list>
              </text:list-item>
              <text:list-item>
                <text:p text:style-name="P11"><text:span text:style-name="T5">Il codice civile è composto di 2969 articoli, suddivisi in sei libri:</text:span></text:p>
              </text:list-item>
            </text:list>
            <text:list text:style-name="L9">
              <text:list-item>
                <text:list>
                  <text:list-item>
                    <text:p text:style-name="P11"><text:span text:style-name="T7">delle persone e della famiglia (artt. 1-455)</text:span></text:p>
                  </text:list-item>
                  <text:list-item>
                    <text:p text:style-name="P11"><text:span text:style-name="T7">delle successioni (artt. 456-809)</text:span></text:p>
                  </text:list-item>
                  <text:list-item>
                    <text:p text:style-name="P11"><text:span text:style-name="T7">della proprietà (art. 810-1172)</text:span></text:p>
                  </text:list-item>
                  <text:list-item>
                    <text:p text:style-name="P11"><text:span text:style-name="T7">delle obbligazioni (artt. 1173-2059)</text:span></text:p>
                  </text:list-item>
                  <text:list-item>
                    <text:p text:style-name="P11"><text:span text:style-name="T7">del lavoro (artt. 2060-2642)</text:span></text:p>
                  </text:list-item>
                  <text:list-item>
                    <text:p text:style-name="P11"><text:span text:style-name="T7">della tutela dei diritti (artt. 2643-2969)</text:span></text:p>
                  </text:list-item>
                </text:list>
              </text:list-item>
            </text:list>
            <text:p text:style-name="P11"><text:span text:style-name="T5"/></text:p>
          </draw:text-box>
        </draw:frame>
        <draw:frame draw:name="Segnaposto piè di pagina 3" presentation:style-name="pr7" draw:text-style-name="P5" draw:layer="layout" svg:width="21.166cm" svg:height="1.013cm" svg:x="7.192cm" svg:y="17.044cm" presentation:class="footer" presentation:user-transformed="true">
          <draw:text-box>
            <text:p text:style-name="P4"><text:span text:style-name="T2">Diritto Privato - 1</text:span></text:p>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24" presentation:class="page"/>
          <draw:frame presentation:style-name="pr8" draw:text-style-name="P8" draw:layer="layout" svg:width="16.799cm" svg:height="13.364cm" svg:x="2.1cm" svg:y="14.107cm" presentation:class="notes" presentation:placeholder="true">
            <draw:text-box/>
          </draw:frame>
        </presentation:notes>
      </draw:page>
      <draw:page draw:name="La legislazione di settore" draw:style-name="dp12"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La legislazione di settore</text:span></text:p>
          </draw:text-box>
        </draw:frame>
        <draw:frame draw:name="Segnaposto contenuto 2" presentation:style-name="pr6" draw:text-style-name="P12" draw:layer="layout" svg:width="24.764cm" svg:height="11.339cm" svg:x="7.192cm" svg:y="5.08cm" presentation:class="outline" presentation:user-transformed="true">
          <draw:text-box>
            <text:list text:style-name="L4">
              <text:list-item>
                <text:p text:style-name="P11"><text:span text:style-name="T5">Fino agli anni ‘70 il codice civile era il centro del sistema, in ossequio al principio dell’unità ed esaustività</text:span></text:p>
              </text:list-item>
              <text:list-item>
                <text:p text:style-name="P11"><text:span text:style-name="T5">Le norme extra-codicistiche erano poche, marginali e settoriali</text:span></text:p>
              </text:list-item>
              <text:list-item>
                <text:p text:style-name="P11"><text:span text:style-name="T5">La situazione cambia sia quantitativamente che qualitativamente</text:span></text:p>
              </text:list-item>
            </text:list>
            <text:list text:style-name="L5">
              <text:list-item>
                <text:list>
                  <text:list-item>
                    <text:p text:style-name="P11"><text:span text:style-name="T7">sotto il primo profilo, si moltiplicano le norme extra-codicistiche in settori diversi</text:span></text:p>
                  </text:list-item>
                  <text:list-item>
                    <text:p text:style-name="P11"><text:span text:style-name="T7">sotto il secondo profilo, non si tratta più di norme puntuali, ma di complessi armonici e completi che rinnovano alcuni istituti del diritto privato (es. locazioni abitative)</text:span></text:p>
                  </text:list-item>
                </text:list>
              </text:list-item>
              <text:list-item>
                <text:p text:style-name="P11"><text:span text:style-name="T5">Le ragioni del cambiamento sono dovute:</text:span></text:p>
                <text:list>
                  <text:list-item>
                    <text:p text:style-name="P11"><text:span text:style-name="T7">alla maggiore complessità dei rapporti economici (ad es. in materia finanziaria)</text:span></text:p>
                  </text:list-item>
                  <text:list-item>
                    <text:p text:style-name="P11"><text:span text:style-name="T7">alla normativa di derivazione comunitaria (ad es. tutela dei consumatori)</text:span></text:p>
                  </text:list-item>
                </text:list>
              </text:list-item>
            </text:list>
          </draw:text-box>
        </draw:frame>
        <draw:frame draw:name="Segnaposto piè di pagina 3" presentation:style-name="pr7" draw:text-style-name="P5" draw:layer="layout" svg:width="21.166cm" svg:height="1.013cm" svg:x="7.192cm" svg:y="17.044cm" presentation:class="footer" presentation:user-transformed="true">
          <draw:text-box>
            <text:p text:style-name="P4"><text:span text:style-name="T2">Diritto Privato - 1</text:span></text:p>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25" presentation:class="page"/>
          <draw:frame presentation:style-name="pr8" draw:text-style-name="P8" draw:layer="layout" svg:width="16.799cm" svg:height="13.364cm" svg:x="2.1cm" svg:y="14.107cm" presentation:class="notes" presentation:placeholder="true">
            <draw:text-box/>
          </draw:frame>
        </presentation:notes>
      </draw:page>
      <draw:page draw:name="La legislazione di settore" draw:style-name="dp12"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La legislazione di settore</text:span></text:p>
          </draw:text-box>
        </draw:frame>
        <draw:frame draw:name="Segnaposto contenuto 2" presentation:style-name="pr6" draw:text-style-name="P12" draw:layer="layout" svg:width="24.764cm" svg:height="11.929cm" svg:x="7.192cm" svg:y="4.49cm" presentation:class="outline" presentation:user-transformed="true">
          <draw:text-box>
            <text:list text:style-name="L4">
              <text:list-item>
                <text:p text:style-name="P11"><text:span text:style-name="T5">Si è parlato al riguardo di età della decodificazione, per segnalare la perdita di centralità del codice civile e la corrispondente importanza assunta dalla legislazione di settore</text:span></text:p>
              </text:list-item>
              <text:list-item>
                <text:p text:style-name="P11"><text:span text:style-name="T5">Ciò ha portato ad una frammentazione della legislazione civilistica, ora dispersa in una miriade di leggi speciali</text:span></text:p>
              </text:list-item>
              <text:list-item>
                <text:p text:style-name="P11"><text:span text:style-name="T5">Da più parti si invoca una ri-codificazione, per diminuire il tasso di frammentarietà e dare maggiore coerenza all’area del diritto privato</text:span></text:p>
              </text:list-item>
              <text:list-item>
                <text:p text:style-name="P11"><text:span text:style-name="T5">In tal senso, negli ultimi anni il legislatore ha proceduto ad emanare codici di settore (ad es. del consumo, bancario, assicurativo, etc.), cercando di dare maggiore coerenza alle varie normative esistenti</text:span></text:p>
              </text:list-item>
              <text:list-item>
                <text:p text:style-name="P11"><text:span text:style-name="T5">Non si tratta in ogni caso di un’architettura unitaria e omogenea come quella del codice civile, ma di una sorta di via di mezzo</text:span></text:p>
              </text:list-item>
            </text:list>
          </draw:text-box>
        </draw:frame>
        <draw:frame draw:name="Segnaposto piè di pagina 3" presentation:style-name="pr7" draw:text-style-name="P5" draw:layer="layout" svg:width="21.166cm" svg:height="1.013cm" svg:x="7.192cm" svg:y="17.044cm" presentation:class="footer" presentation:user-transformed="true">
          <draw:text-box>
            <text:p text:style-name="P4"><text:span text:style-name="T2">Diritto Privato - 1</text:span></text:p>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26" presentation:class="page"/>
          <draw:frame presentation:style-name="pr8" draw:text-style-name="P8" draw:layer="layout" svg:width="16.799cm" svg:height="13.364cm" svg:x="2.1cm" svg:y="14.107cm" presentation:class="notes" presentation:placeholder="true">
            <draw:text-box/>
          </draw:frame>
        </presentation:notes>
      </draw:page>
      <draw:page draw:name="La legislazione di settore" draw:style-name="dp12" draw:master-page-name="Titolo_20_e_20_contenuto" presentation:presentation-page-layout-name="AL2T11">
        <draw:frame draw:name="Titolo 1" presentation:style-name="pr5" draw:text-style-name="P10" draw:layer="layout" svg:width="24.754cm" svg:height="3.557cm" svg:x="7.203cm" svg:y="1.734cm" presentation:class="title" presentation:user-transformed="true">
          <draw:text-box>
            <text:p text:style-name="P9"><text:span text:style-name="T4">La legislazione di settore</text:span></text:p>
          </draw:text-box>
        </draw:frame>
        <draw:frame draw:name="Segnaposto contenuto 2" presentation:style-name="pr6" draw:text-style-name="P12" draw:layer="layout" svg:width="24.764cm" svg:height="12.006cm" svg:x="7.192cm" svg:y="4.798cm" presentation:class="outline" presentation:user-transformed="true">
          <draw:text-box>
            <text:list text:style-name="L4">
              <text:list-item>
                <text:p text:style-name="P11"><text:span text:style-name="T5">Quali sono i rapporti tra codice civile e legislazioni di settore?</text:span></text:p>
              </text:list-item>
              <text:list-item>
                <text:p text:style-name="P11"><text:span text:style-name="T5">Come visto, oggi siamo di fronte ad una realtà in cui il codice civile deve convivere con varie legislazioni di settore, seppur sempre più raccolte in quelli che potremmo chiamare mini-codici</text:span></text:p>
              </text:list-item>
              <text:list-item>
                <text:p text:style-name="P11"><text:span text:style-name="T5">Si pone quindi il problema di indagare come questi due poli del diritto privato interagiscano</text:span></text:p>
              </text:list-item>
              <text:list-item>
                <text:p text:style-name="P11"><text:span text:style-name="T5">Seppur il codice civile ha perso in centralità, è comunque possibile sostenere che esso riveste ancora oggi un ruolo importante, per due ragioni:</text:span></text:p>
              </text:list-item>
            </text:list>
            <text:list text:style-name="L5">
              <text:list-item>
                <text:list>
                  <text:list-item>
                    <text:p text:style-name="P11"><text:span text:style-name="T7">contiene la definizione e disciplina di una serie di istituti centrali per il funzionamento del diritto privato (es.: proprietà, contratto, ipoteca)</text:span></text:p>
                  </text:list-item>
                  <text:list-item>
                    <text:p text:style-name="P11"><text:span text:style-name="T7">contiene, o da esso si possono ricavare, una serie di principi generali che possono orientare l’interprete </text:span></text:p>
                  </text:list-item>
                </text:list>
              </text:list-item>
              <text:list-item>
                <text:p text:style-name="P11"><text:span text:style-name="T5">La legislazione di settore ha un ruolo non antagonista, ma complementare rispetto al codice civile</text:span></text:p>
              </text:list-item>
            </text:list>
          </draw:text-box>
        </draw:frame>
        <draw:frame draw:name="Segnaposto piè di pagina 3" presentation:style-name="pr7" draw:text-style-name="P5" draw:layer="layout" svg:width="21.166cm" svg:height="1.013cm" svg:x="7.192cm" svg:y="17.044cm" presentation:class="footer" presentation:user-transformed="true">
          <draw:text-box>
            <text:p text:style-name="P4"><text:span text:style-name="T2">Diritto Privato - 1</text:span></text:p>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27" presentation:class="page"/>
          <draw:frame presentation:style-name="pr8" draw:text-style-name="P8" draw:layer="layout" svg:width="16.799cm" svg:height="13.364cm" svg:x="2.1cm" svg:y="14.107cm" presentation:class="notes" presentation:placeholder="true">
            <draw:text-box/>
          </draw:frame>
        </presentation:notes>
      </draw:page>
      <draw:page draw:name="Le fonti nella loro dimensione internazionale" draw:style-name="dp12" draw:master-page-name="Titolo_20_e_20_contenuto" presentation:presentation-page-layout-name="AL2T11">
        <draw:frame draw:name="Titolo 1" presentation:style-name="pr16" draw:text-style-name="P10" draw:layer="layout" svg:width="24.754cm" svg:height="2.447cm" svg:x="7.203cm" svg:y="1.734cm" presentation:class="title" presentation:user-transformed="true">
          <draw:text-box>
            <text:p text:style-name="P9"><text:span text:style-name="T22">Le fonti nella loro dimensione internazionale</text:span></text:p>
          </draw:text-box>
        </draw:frame>
        <draw:frame draw:name="Segnaposto contenuto 2" presentation:style-name="pr6" draw:text-style-name="P12" draw:layer="layout" svg:width="24.764cm" svg:height="11.904cm" svg:x="7.192cm" svg:y="4.516cm" presentation:class="outline" presentation:user-transformed="true">
          <draw:text-box>
            <text:list text:style-name="L4">
              <text:list-item>
                <text:p text:style-name="P11"><text:span text:style-name="T5">Ogni Stato ha il suo diritto privato</text:span></text:p>
              </text:list-item>
              <text:list-item>
                <text:p text:style-name="P11"><text:span text:style-name="T5">Viviamo in tempi in cui sempre più spesso cittadini di Stati diversi hanno rapporti giuridici reciproci; in tal caso si generano conflitti tra leggi (statali diverse)</text:span></text:p>
              </text:list-item>
              <text:list-item>
                <text:p text:style-name="P11"><text:span text:style-name="T5">Come regolare questi rapporti? In base a quale diritto nazionale? Oppure prescindendo dal diritto nazionale?</text:span></text:p>
              </text:list-item>
              <text:list-item>
                <text:p text:style-name="P11"><text:span text:style-name="T5">Un primo modo per risolvere conflitti tra norme statali diversi è attraverso un complesso di norme, definite di diritto internazionale privato, che servono ad individuare, grazie ai c.d. criteri di collegamento, le norme di quale Stato dovranno essere applicate (es.: resp. extracontrattuale: luogo ove si è verificato l’evento dannoso)</text:span></text:p>
              </text:list-item>
              <text:list-item>
                <text:p text:style-name="P11"><text:span text:style-name="T5">Un secondo modo è rappresentato dal ricorso a convenzioni internazionali, che fissano regole comuni a tutti gli Stati che le sottoscrivono (es.: convenzione internazionale di Vienna sulla vendita di beni mobili)</text:span></text:p>
              </text:list-item>
              <text:list-item>
                <text:p text:style-name="P11"><text:span text:style-name="T5">Un terzo modo è dato dallo sviluppo di norme comuni ad un certo gruppo di operatori (es.: lex mercatoria), di standard comuni sviluppati da operatori «forti» (es.: gdo), da modelli contrattuali che emergono come «vincenti» nella prassi o grazie all’attività di uniformazione (es.: Unidroit)</text:span></text:p>
              </text:list-item>
            </text:list>
          </draw:text-box>
        </draw:frame>
        <draw:frame draw:name="Segnaposto piè di pagina 3" presentation:style-name="pr7" draw:text-style-name="P5" draw:layer="layout" svg:width="21.166cm" svg:height="1.013cm" svg:x="7.192cm" svg:y="17.044cm" presentation:class="footer" presentation:user-transformed="true">
          <draw:text-box>
            <text:p text:style-name="P4"><text:span text:style-name="T2">Diritto Privato - 1</text:span></text:p>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28" presentation:class="page"/>
          <draw:frame presentation:style-name="pr8" draw:text-style-name="P8" draw:layer="layout" svg:width="16.799cm" svg:height="13.364cm" svg:x="2.1cm" svg:y="14.107cm" presentation:class="notes" presentation:placeholder="true">
            <draw:text-box/>
          </draw:frame>
        </presentation:notes>
      </draw:page>
      <draw:page draw:name="Le fonti nella loro dimensione internazionale" draw:style-name="dp12" draw:master-page-name="Titolo_20_e_20_contenuto" presentation:presentation-page-layout-name="AL2T11">
        <draw:frame draw:name="Titolo 1" presentation:style-name="pr16" draw:text-style-name="P10" draw:layer="layout" svg:width="24.754cm" svg:height="3.557cm" svg:x="7.203cm" svg:y="1.734cm" presentation:class="title" presentation:user-transformed="true">
          <draw:text-box>
            <text:p text:style-name="P9"><text:span text:style-name="T22">Le fonti nella loro dimensione internazionale</text:span></text:p>
          </draw:text-box>
        </draw:frame>
        <draw:frame draw:name="Segnaposto contenuto 2" presentation:style-name="pr6" draw:text-style-name="P12" draw:layer="layout" svg:width="24.764cm" svg:height="12.143cm" svg:x="7.192cm" svg:y="4.9cm" presentation:class="outline" presentation:user-transformed="true">
          <draw:text-box>
            <text:list text:style-name="L4">
              <text:list-item>
                <text:p text:style-name="P11"><text:span text:style-name="T5">Un ruolo sempre più importante è giocato dalle norme europee:</text:span></text:p>
              </text:list-item>
            </text:list>
            <text:list text:style-name="L5">
              <text:list-item>
                <text:list>
                  <text:list-item>
                    <text:p text:style-name="P11"><text:span text:style-name="T7">direttive</text:span></text:p>
                  </text:list-item>
                  <text:list-item>
                    <text:p text:style-name="P11"><text:span text:style-name="T7">regolamenti</text:span></text:p>
                  </text:list-item>
                </text:list>
              </text:list-item>
              <text:list-item>
                <text:p text:style-name="P11"><text:span text:style-name="T5">Queste norme sono sovranazionali e mirano a creare uno spazio comune (prima di tutto di mercato) europeo</text:span></text:p>
              </text:list-item>
              <text:list-item>
                <text:p text:style-name="P11"><text:span text:style-name="T5">Esse hanno profondamente innovato i contenuti del diritto privato italiano, in moltissimi settori. Es.:</text:span></text:p>
                <text:list>
                  <text:list-item>
                    <text:p text:style-name="P11"><text:span text:style-name="T7">contratti (ad es. a distanza)</text:span></text:p>
                  </text:list-item>
                  <text:list-item>
                    <text:p text:style-name="P11"><text:span text:style-name="T7">attività finanziarie</text:span></text:p>
                  </text:list-item>
                  <text:list-item>
                    <text:p text:style-name="P11"><text:span text:style-name="T7">diritti dei consumatori</text:span></text:p>
                  </text:list-item>
                  <text:list-item>
                    <text:p text:style-name="P11"><text:span text:style-name="T7">privacy</text:span></text:p>
                  </text:list-item>
                  <text:list-item>
                    <text:p text:style-name="P11"><text:span text:style-name="T7">responsabilità civile (ad es. da prodotto difettoso)</text:span></text:p>
                  </text:list-item>
                </text:list>
              </text:list-item>
              <text:list-item>
                <text:p text:style-name="P11"><text:span text:style-name="T5">Un ruolo molto importante è svolto anche dalla Corte di Giustizia, che con le sue sentenze contribuisce ad interpretare, e anche innovare, il diritto europeo e, in ricaduta, quello italiano</text:span></text:p>
              </text:list-item>
            </text:list>
          </draw:text-box>
        </draw:frame>
        <draw:frame draw:name="Segnaposto piè di pagina 3" presentation:style-name="pr7" draw:text-style-name="P5" draw:layer="layout" svg:width="21.166cm" svg:height="1.013cm" svg:x="7.192cm" svg:y="17.044cm" presentation:class="footer" presentation:user-transformed="true">
          <draw:text-box>
            <text:p text:style-name="P4"><text:span text:style-name="T2">Diritto Privato - 1</text:span></text:p>
          </draw:text-box>
        </draw:frame>
        <draw:frame draw:name="Segnaposto numero diapositiva 4" presentation:style-name="pr7" draw:text-style-name="P7" draw:layer="layout" svg:width="2.165cm" svg:height="1.013cm" svg:x="1.477cm" svg:y="2.188cm" presentation:class="page-number" presentation:user-transformed="true">
          <draw:text-box>
            <text:p text:style-name="P6"><text:span text:style-name="T3"><text:page-number>&lt;numero&gt;</text:page-number></text:span></text:p>
          </draw:text-box>
        </draw:frame>
        <presentation:notes draw:style-name="dp2">
          <draw:page-thumbnail draw:style-name="gr1" draw:layer="layout" svg:width="19.798cm" svg:height="11.136cm" svg:x="0.6cm" svg:y="2.257cm" draw:page-number="29" presentation:class="page"/>
          <draw:frame presentation:style-name="pr8"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entury Gothic1" svg:font-family="'Century Gothic'"/>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entury Gothic2" svg:font-family="'Century Gothic'" style:font-adornments="Corsivo" style:font-family-generic="swiss" style:font-pitch="variable"/>
    <style:font-face style:name="Century Gothic3" svg:font-family="'Century Gothic'" style:font-adornments="Normal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Forme" draw:style="rectangular" draw:cx="50%" draw:cy="50%" draw:start-color="#cccccc" draw:end-color="#ffffff" draw:start-intensity="100%" draw:end-intensity="100%" draw:angle="0deg" draw:border="0%"/>
    <draw:gradient draw:name="Giallo_20_pieno" draw:display-name="Giallo pieno" draw:style="linear" draw:start-color="#ffde59" draw:end-color="#b47804" draw:start-intensity="100%" draw:end-intensity="100%" draw:angle="30deg" draw:border="0%"/>
    <draw:gradient draw:name="Pieno" draw:style="linear" draw:start-color="#ffffff" draw:end-color="#cccccc" draw:start-intensity="100%" draw:end-intensity="100%" draw:angle="30deg" draw:border="0%"/>
    <draw:gradient draw:name="Rosso_20_pieno" draw:display-name="Rosso pieno" draw:style="linear" draw:start-color="#ff6d6d" draw:end-color="#c9211e" draw:start-intensity="100%" draw:end-intensity="100%" draw:angle="30deg" draw:border="0%"/>
    <draw:gradient draw:name="Verde_20_pieno" draw:display-name="Verde pieno" draw:style="linear" draw:start-color="#77bc65" draw:end-color="#127622" draw:start-intensity="100%" draw:end-intensity="100%" draw:angle="30deg" draw:border="0%"/>
    <draw:gradient draw:name="msFillGradient_20_1" draw:display-name="msFillGradient 1" draw:style="radial" draw:cx="25%" draw:cy="25%" draw:start-color="#dfe7c4" draw:end-color="#ffffff" draw:start-intensity="100%" draw:end-intensity="100%" draw:border="0%"/>
    <draw:gradient draw:name="msFillGradient_20_2" draw:display-name="msFillGradient 2" draw:style="radial" draw:cx="25%" draw:cy="25%" draw:start-color="#dfe7c4" draw:end-color="#ffffff" draw:start-intensity="100%" draw:end-intensity="1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titolo-background" style:display-name="Diapositiva titolo-background" style:family="presentation">
      <style:graphic-properties draw:stroke="none" draw:fill="gradient" draw:fill-gradient-name="msFillGradient_20_1"/>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false" style:shrink-to-fit="true">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1" fo:font-family="'Century Gothic'" fo:font-size="18pt" fo:letter-spacing="normal" fo:language="it" fo:country="I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18pt" fo:letter-spacing="normal" fo:language="it" fo:country="I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olo_20_e_20_contenuto-background" style:display-name="Titolo e contenuto-background" style:family="presentation">
      <style:graphic-properties draw:stroke="none" draw:fill="gradient" draw:fill-gradient-name="msFillGradient_20_2"/>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false" style:shrink-to-fit="true">
        <text:list-style style:name="Titolo_20_e_20_contenuto-outline1" style:display-name="Titolo e 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1" fo:font-family="'Century Gothic'" fo:font-size="18pt" fo:letter-spacing="normal" fo:language="it" fo:country="I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olo_20_e_20_contenuto-outline2" style:display-name="Titolo e contenuto-outline2" style:family="presentation" style:parent-style-name="Titolo_20_e_20_contenuto-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olo_20_e_20_contenuto-outline3" style:display-name="Titolo e contenuto-outline3" style:family="presentation" style:parent-style-name="Titolo_20_e_20_contenuto-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olo_20_e_20_contenuto-outline4" style:display-name="Titolo e contenuto-outline4" style:family="presentation" style:parent-style-name="Titolo_20_e_20_contenuto-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olo_20_e_20_contenuto-outline5" style:display-name="Titolo e contenuto-outline5" style:family="presentation" style:parent-style-name="Titolo_20_e_20_contenuto-outline4">
      <style:paragraph-properties fo:margin-top="0.1cm" fo:margin-bottom="0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1cm" fo:margin-bottom="0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1cm" fo:margin-bottom="0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1cm" fo:margin-bottom="0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1cm" fo:margin-bottom="0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text:list-style style:name="Titolo_20_e_20_contenuto-title" style:display-name="Titolo e 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18pt" fo:letter-spacing="normal" fo:language="it" fo:country="I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766f54" draw:opacity="2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766f5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svg:stroke-linecap="round" draw:fill="solid" draw:fill-color="#766f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style:style>
    <style:style style:name="Mgr6" style:family="graphic" style:parent-style-name="standard">
      <style:graphic-properties draw:stroke="none" svg:stroke-width="0cm" draw:fill="solid" draw:fill-color="#a53010" draw:textarea-vertical-align="top" draw:auto-grow-height="false" fo:min-height="0cm" fo:min-width="0cm" fo:padding-top="0.125cm" fo:padding-bottom="0.125cm" fo:padding-left="0.25cm" fo:padding-right="0.25cm" fo:wrap-option="wrap"/>
    </style:style>
    <style:style style:name="Mpr1" style:family="presentation" style:parent-style-name="Diapositiva_20_titolo-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Diapositiva_20_tito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a_20_titolo-backgroundobjects">
      <style:graphic-properties draw:stroke="none" draw:fill="none" draw:fill-color="#ffffff" draw:auto-grow-height="false" fo:min-height="1.485cm"/>
      <style:paragraph-properties style:writing-mode="lr-tb"/>
    </style:style>
    <style:style style:name="Mpr4" style:family="presentation" style:parent-style-name="Diapositiva_20_tito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olo_20_e_20_contenuto-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olo_20_e_20_contenut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olo_20_e_20_contenut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olo_20_e_20_contenuto-backgroundobjects">
      <style:graphic-properties draw:stroke="none" draw:fill="none" draw:fill-color="#ffffff" draw:auto-grow-height="false" fo:min-height="1.485cm"/>
      <style:paragraph-properties style:writing-mode="lr-tb"/>
    </style:style>
    <style:style style:name="Mpr9" style:family="presentation" style:parent-style-name="Titolo_20_e_20_contenut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66f54" draw:opacity="20%"/>
      <style:paragraph-properties fo:text-align="center"/>
      <style:text-properties fo:font-size="18pt"/>
    </style:style>
    <style:style style:name="MP6" style:family="paragraph">
      <loext:graphic-properties draw:fill="solid" draw:fill-color="#766f54"/>
      <style:paragraph-properties fo:text-align="center"/>
      <style:text-properties fo:font-size="18pt"/>
    </style:style>
    <style:style style:name="MP7" style:family="paragraph">
      <style:paragraph-properties fo:margin-top="0cm" fo:margin-bottom="0cm" fo:line-height="100%" fo:text-align="start" style:punctuation-wrap="hanging" style:writing-mode="lr-tb"/>
      <style:text-properties fo:font-size="54pt" fo:hyphenate="false"/>
    </style:style>
    <style:style style:name="MP8" style:family="paragraph">
      <loext:graphic-properties draw:fill="none"/>
      <style:paragraph-properties fo:text-align="center"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center" style:font-independent-line-spacing="true"/>
      <style:text-properties fo:font-size="9pt" style:font-size-asian="14pt" style:font-size-complex="14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2" style:family="paragraph">
      <loext:graphic-properties draw:fill="solid" draw:fill-color="#a53010"/>
      <style:paragraph-properties fo:text-align="center"/>
      <style:text-properties fo:font-size="18pt"/>
    </style:style>
    <style:style style:name="MP13" style:family="paragraph">
      <loext:graphic-properties draw:fill="none" draw:fill-color="#ffffff"/>
      <style:paragraph-properties fo:text-align="center" style:font-independent-line-spacing="true"/>
      <style:text-properties fo:font-size="20pt" style:font-size-asian="14pt" style:font-size-complex="14pt"/>
    </style:style>
    <style:style style:name="MP14" style:family="paragraph">
      <style:paragraph-properties fo:margin-top="0cm" fo:margin-bottom="0cm" fo:line-height="100%" fo:text-align="start" style:punctuation-wrap="hanging" style:writing-mode="lr-tb"/>
      <style:text-properties fo:font-size="36pt" fo:hyphenate="false"/>
    </style:style>
    <style:style style:name="MP15" style:family="paragraph">
      <loext:graphic-properties draw:fill="none"/>
      <style:paragraph-properties fo:text-align="center" style:font-independent-line-spacing="true"/>
      <style:text-properties fo:font-size="36pt"/>
    </style:style>
    <style:style style:name="MP16"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MP17" style:family="paragraph">
      <loext:graphic-properties draw:fill="none"/>
      <style:paragraph-properties fo:text-align="center" style:font-independent-line-spacing="true"/>
      <style:text-properties fo:font-size="18pt"/>
    </style:style>
    <style:style style:name="MT1" style:family="text">
      <style:text-properties fo:font-variant="normal" fo:text-transform="none" fo:color="#262626" loext:opacity="100%" style:text-line-through-style="none" style:text-line-through-type="none" style:text-position="0% 100%" style:font-name="Century Gothic1" fo:font-size="54pt" fo:letter-spacing="normal" fo:language="it" fo:country="IT"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font-variant="normal" fo:text-transform="none" fo:color="#8b8b8b" loext:opacity="100%" style:text-line-through-style="none" style:text-line-through-type="none" style:text-position="0% 100%" style:font-name="Century Gothic1" fo:font-size="9pt" fo:letter-spacing="normal" fo:language="en" fo:country="CA"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feffff" loext:opacity="100%" style:text-line-through-style="none" style:text-line-through-type="none" style:text-position="0% 100%" style:font-name="Century Gothic1" fo:font-size="20pt" fo:letter-spacing="normal" fo:language="en" fo:country="CA"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262626" loext:opacity="100%" style:text-line-through-style="none" style:text-line-through-type="none" style:text-position="0% 100%" style:font-name="Century Gothic1" fo:font-size="36pt" fo:letter-spacing="normal" fo:language="it" fo:country="IT"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font-variant="normal" fo:text-transform="none" fo:color="#404040" loext:opacity="100%" style:text-line-through-style="none" style:text-line-through-type="none" style:text-position="0% 100%" style:font-name="Century Gothic1" fo:font-size="18pt" fo:letter-spacing="normal" fo:language="it" fo:country="IT"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1" fo:font-size="16pt" fo:letter-spacing="normal" fo:language="it" fo:country="IT"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1" fo:font-size="14pt" fo:letter-spacing="normal" fo:language="it" fo:country="IT"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1"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e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3.811cm" text:min-label-width="0.634cm"/>
        <style:text-properties fo:font-family="'Wingdings 3'" style:font-charset="x-symbol" fo:color="#a5301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3.811cm" text:min-label-width="0.634cm"/>
        <style:text-properties fo:font-family="'Wingdings 3'" style:font-charset="x-symbol" fo:color="#a53010" fo:font-size="100%"/>
      </text:list-level-style-bullet>
      <text:list-level-style-bullet text:level="5" text:bullet-char="">
        <style:list-level-properties text:space-before="5.081cm" text:min-label-width="0.634cm"/>
        <style:text-properties fo:font-family="'Wingdings 3'" style:font-charset="x-symbol" fo:color="#a5301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Diapositiva_20_titolo" style:display-name="Diapositiva titolo"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4.764cm" svg:height="6.285cm" svg:x="7.192cm" svg:y="6.985cm" presentation:class="title" presentation:user-transformed="true">
        <draw:text-box>
          <text:p text:style-name="MP7"><text:span text:style-name="MT1">Fare clic per modificare lo stile del titolo</text:span></text:p>
        </draw:text-box>
      </draw:frame>
      <draw:frame draw:name="Date Placeholder 3" presentation:style-name="Mpr2" draw:text-style-name="MP10" draw:layer="backgroundobjects" svg:width="3.183cm" svg:height="1.028cm" svg:x="28.782cm" svg:y="17.029cm" presentation:class="date-time" presentation:user-transformed="true">
        <draw:text-box>
          <text:p text:style-name="MP9"><text:span text:style-name="MT2"><text:date style:data-style-name="D4" text:date-value="2021-04-14">2021-04-14</text:date></text:span></text:p>
        </draw:text-box>
      </draw:frame>
      <draw:frame draw:name="Footer Placeholder 4" presentation:style-name="Mpr2" draw:text-style-name="MP10" draw:layer="backgroundobjects" svg:width="21.166cm" svg:height="1.013cm" svg:x="7.192cm" svg:y="17.044cm" presentation:class="footer" presentation:user-transformed="true">
        <draw:text-box>
          <text:p text:style-name="MP11"><text:span text:style-name="MT2">Diritto Privato - 1</text:span></text:p>
        </draw:text-box>
      </draw:frame>
      <draw:custom-shape draw:name="Freeform 6" draw:style-name="Mgr6" draw:text-style-name="MP12" draw:layer="backgroundobjects" svg:width="4.845cm" svg:height="2.162cm" svg:x="0cm" svg:y="12.011cm">
        <text:p/>
        <draw:enhanced-geometry draw:mirror-horizontal="false" draw:mirror-vertical="false" drawooo:sub-view-size="372 166" draw:text-areas="0 0 ?f0 ?f1"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2" draw:text-style-name="MP13" draw:layer="backgroundobjects" svg:width="2.165cm" svg:height="1.013cm" svg:x="1.477cm" svg:y="12.582cm" presentation:class="page-number" presentation:user-transformed="true">
        <draw:text-box>
          <text:p text:style-name="MP9"><text:span text:style-name="MT3"><text:page-number>&lt;numero&gt;</text:page-number></text:span></text:p>
        </draw:text-box>
      </draw:frame>
      <draw:frame presentation:style-name="Diapositiva_20_titolo-outline1" draw:layer="backgroundobjects" svg:width="30.479cm" svg:height="11.048cm" svg:x="1.693cm" svg:y="4.457cm" presentation:class="outline" presentation:placeholder="true">
        <draw:text-box/>
      </draw:frame>
      <presentation:notes style:page-layout-name="PM0">
        <draw:page-thumbnail presentation:style-name="Diapositiva_20_titolo-title" draw:layer="backgroundobjects" svg:width="19.798cm" svg:height="11.136cm" svg:x="0.6cm" svg:y="2.257cm" presentation:class="page"/>
        <draw:frame presentation:style-name="Diapositiva_20_tito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itolo_20_e_20_contenuto" style:display-name="Titolo e contenuto" style:page-layout-name="PM1" draw:style-name="Mdp2">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5" draw:layer="backgroundobjects" svg:width="24.754cm" svg:height="3.557cm" svg:x="7.203cm" svg:y="1.734cm" presentation:class="title" presentation:user-transformed="true">
        <draw:text-box>
          <text:p text:style-name="MP14"><text:span text:style-name="MT4">Fare clic per modificare lo stile del titolo</text:span></text:p>
        </draw:text-box>
      </draw:frame>
      <draw:frame draw:name="Content Placeholder 2" presentation:style-name="Mpr6" draw:text-style-name="MP17" draw:layer="backgroundobjects" svg:width="24.764cm" svg:height="10.492cm" svg:x="7.192cm" svg:y="5.927cm" presentation:class="outline" presentation:user-transformed="true">
        <draw:text-box>
          <text:list text:style-name="ML6">
            <text:list-item>
              <text:p text:style-name="MP16"><text:span text:style-name="MT5">Modifica gli stili del testo dello schema</text:span></text:p>
            </text:list-item>
          </text:list>
          <text:list text:style-name="ML7">
            <text:list-item>
              <text:list>
                <text:list-item>
                  <text:p text:style-name="MP16"><text:span text:style-name="MT6">Secondo livello</text:span></text:p>
                </text:list-item>
              </text:list>
            </text:list-item>
          </text:list>
          <text:list text:style-name="ML8">
            <text:list-item>
              <text:list>
                <text:list-item>
                  <text:list>
                    <text:list-item>
                      <text:p text:style-name="MP16"><text:span text:style-name="MT7">Terzo livello</text:span></text:p>
                    </text:list-item>
                  </text:list>
                </text:list-item>
              </text:list>
            </text:list-item>
          </text:list>
          <text:list text:style-name="ML9">
            <text:list-item>
              <text:list>
                <text:list-item>
                  <text:list>
                    <text:list-item>
                      <text:list>
                        <text:list-item>
                          <text:p text:style-name="MP16"><text:span text:style-name="MT8">Quarto livello</text:span></text:p>
                        </text:list-item>
                      </text:list>
                    </text:list-item>
                  </text:list>
                </text:list-item>
              </text:list>
            </text:list-item>
          </text:list>
          <text:list text:style-name="ML10">
            <text:list-item>
              <text:list>
                <text:list-item>
                  <text:list>
                    <text:list-item>
                      <text:list>
                        <text:list-item>
                          <text:list>
                            <text:list-item>
                              <text:p text:style-name="MP16"><text:span text:style-name="MT8">Quinto livello</text:span></text:p>
                            </text:list-item>
                          </text:list>
                        </text:list-item>
                      </text:list>
                    </text:list-item>
                  </text:list>
                </text:list-item>
              </text:list>
            </text:list-item>
          </text:list>
        </draw:text-box>
      </draw:frame>
      <draw:frame draw:name="Date Placeholder 3" presentation:style-name="Mpr7" draw:text-style-name="MP10" draw:layer="backgroundobjects" svg:width="3.183cm" svg:height="1.028cm" svg:x="28.782cm" svg:y="17.029cm" presentation:class="date-time" presentation:user-transformed="true">
        <draw:text-box>
          <text:p text:style-name="MP9"><text:span text:style-name="MT2"><text:date style:data-style-name="D4" text:date-value="2021-04-14">2021-04-14</text:date></text:span></text:p>
        </draw:text-box>
      </draw:frame>
      <draw:frame draw:name="Footer Placeholder 4" presentation:style-name="Mpr7" draw:text-style-name="MP10" draw:layer="backgroundobjects" svg:width="21.166cm" svg:height="1.013cm" svg:x="7.192cm" svg:y="17.044cm" presentation:class="footer" presentation:user-transformed="true">
        <draw:text-box>
          <text:p text:style-name="MP11"><text:span text:style-name="MT2">Diritto Privato - 1</text:span></text:p>
        </draw:text-box>
      </draw:frame>
      <draw:custom-shape draw:name="Freeform 11" draw:style-name="Mgr6" draw:text-style-name="MP12"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7" draw:text-style-name="MP13" draw:layer="backgroundobjects" svg:width="2.165cm" svg:height="1.013cm" svg:x="1.477cm" svg:y="2.188cm" presentation:class="page-number" presentation:user-transformed="true">
        <draw:text-box>
          <text:p text:style-name="MP9"><text:span text:style-name="MT3"><text:page-number>&lt;numero&gt;</text:page-number></text:span></text:p>
        </draw:text-box>
      </draw:frame>
      <presentation:notes style:page-layout-name="PM0">
        <draw:page-thumbnail presentation:style-name="Titolo_20_e_20_contenuto-title" draw:layer="backgroundobjects" svg:width="19.798cm" svg:height="11.136cm" svg:x="0.6cm" svg:y="2.257cm" presentation:class="page"/>
        <draw:frame presentation:style-name="Titolo_20_e_20_contenut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e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Il diritto privato</dc:title>
    <meta:initial-creator>MFerrari</meta:initial-creator>
    <meta:editing-cycles>51</meta:editing-cycles>
    <meta:creation-date>2017-11-13T15:14:22</meta:creation-date>
    <dc:date>2021-04-14T16:04:37.774000000</dc:date>
    <meta:editing-duration>PT7H16S</meta:editing-duration>
    <meta:generator>LibreOffice/7.0.1.2$Windows_X86_64 LibreOffice_project/7cbcfc562f6eb6708b5ff7d7397325de9e764452</meta:generator>
    <meta:document-statistic meta:object-count="24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2</meta:user-defined>
    <meta:template xlink:type="simple" xlink:actuate="onRequest" xlink:title="Wisp" xlink:href=""/>
  </office:meta>
</office:document-meta>
</file>